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cheduling Strategies" table:style-name="ta1">
        <table:shapes>
          <draw:frame draw:z-index="0" draw:style-name="gr1" svg:width="20.44cm" svg:height="17.691cm" svg:x="17.356cm" svg:y="8.314cm">
            <draw:object draw:notify-on-update-of-ranges="'Scheduling Strategies'.A6:'Scheduling Strategies'.A22 'Scheduling Strategies'.E5:'Scheduling Strategies'.E5 'Scheduling Strategies'.E6:'Scheduling Strategies'.E22 'Scheduling Strategies'.A45:'Scheduling Strategies'.A61 'Scheduling Strategies'.E44:'Scheduling Strategies'.E44 'Scheduling Strategies'.E45:'Scheduling Strategies'.E61 'Scheduling Strategies'.A26:'Scheduling Strategies'.A42 'Scheduling Strategies'.E25:'Scheduling Strategies'.E25 'Scheduling Strategies'.E26:'Scheduling Strategies'.E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4.901cm" svg:height="16.031cm" svg:x="17.327cm" svg:y="27.752cm">
            <draw:object draw:notify-on-update-of-ranges="'Scheduling Strategies'.F67:'Scheduling Strategies'.F67 'Scheduling Strategies'.F68:'Scheduling Strategies'.F84 'Scheduling Strategies'.A68:'Scheduling Strategies'.A84 'Scheduling Strategies'.F107:'Scheduling Strategies'.F107 'Scheduling Strategies'.F108:'Scheduling Strategies'.F124 'Scheduling Strategies'.A108:'Scheduling Strategies'.A124 'Scheduling Strategies'.F88:'Scheduling Strategies'.F88 'Scheduling Strategies'.F89:'Scheduling Strategies'.F105 'Scheduling Strategies'.A89:'Scheduling Strategies'.A10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SCHED_FIFO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001359">
            <text:p>0,000001359</text:p>
          </table:table-cell>
          <table:table-cell office:value-type="float" office:value="20.8175734">
            <text:p>20,8175734</text:p>
          </table:table-cell>
          <table:table-cell office:value-type="string">
            <text:p><text:s text:c="2"/></text:p>
          </table:table-cell>
          <table:table-cell office:value-type="float" office:value="104.117205">
            <text:p>104,117205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001358">
            <text:p>0,000001358</text:p>
          </table:table-cell>
          <table:table-cell office:value-type="float" office:value="15.8917356">
            <text:p>15,8917356</text:p>
          </table:table-cell>
          <table:table-cell office:value-type="string">
            <text:p><text:s text:c="2"/></text:p>
          </table:table-cell>
          <table:table-cell office:value-type="float" office:value="79.484994">
            <text:p>79,484994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00136">
            <text:p>0,00000136</text:p>
          </table:table-cell>
          <table:table-cell office:value-type="float" office:value="11.7137228">
            <text:p>11,7137228</text:p>
          </table:table-cell>
          <table:table-cell office:value-type="string">
            <text:p><text:s text:c="2"/></text:p>
          </table:table-cell>
          <table:table-cell office:value-type="float" office:value="58.591205">
            <text:p>58,591205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001363">
            <text:p>0,000001363</text:p>
          </table:table-cell>
          <table:table-cell office:value-type="float" office:value="8.1651648">
            <text:p>8,1651648</text:p>
          </table:table-cell>
          <table:table-cell office:value-type="string">
            <text:p><text:s text:c="2"/></text:p>
          </table:table-cell>
          <table:table-cell office:value-type="float" office:value="40.844867">
            <text:p>40,844867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01352">
            <text:p>0,000001352</text:p>
          </table:table-cell>
          <table:table-cell office:value-type="float" office:value="5.2505226">
            <text:p>5,2505226</text:p>
          </table:table-cell>
          <table:table-cell office:value-type="string">
            <text:p><text:s text:c="2"/></text:p>
          </table:table-cell>
          <table:table-cell office:value-type="float" office:value="26.26796">
            <text:p>26,26796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0135">
            <text:p>0,00000135</text:p>
          </table:table-cell>
          <table:table-cell office:value-type="float" office:value="2.985657">
            <text:p>2,985657</text:p>
          </table:table-cell>
          <table:table-cell office:value-type="string">
            <text:p><text:s text:c="2"/></text:p>
          </table:table-cell>
          <table:table-cell office:value-type="float" office:value="14.939968">
            <text:p>14,939968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01354">
            <text:p>0,000001354</text:p>
          </table:table-cell>
          <table:table-cell office:value-type="float" office:value="1.3510328">
            <text:p>1,3510328</text:p>
          </table:table-cell>
          <table:table-cell office:value-type="string">
            <text:p><text:s text:c="2"/></text:p>
          </table:table-cell>
          <table:table-cell office:value-type="float" office:value="6.763156">
            <text:p>6,76315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1346">
            <text:p>0,000001346</text:p>
          </table:table-cell>
          <table:table-cell office:value-type="float" office:value="0.3569978">
            <text:p>0,3569978</text:p>
          </table:table-cell>
          <table:table-cell office:value-type="string">
            <text:p><text:s text:c="2"/></text:p>
          </table:table-cell>
          <table:table-cell office:value-type="float" office:value="1.789413">
            <text:p>1,78941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01343">
            <text:p>0,000001343</text:p>
          </table:table-cell>
          <table:table-cell office:value-type="float" office:value="0.2927306">
            <text:p>0,2927306</text:p>
          </table:table-cell>
          <table:table-cell office:value-type="string">
            <text:p><text:s text:c="2"/></text:p>
          </table:table-cell>
          <table:table-cell office:value-type="float" office:value="1.467769">
            <text:p>1,46776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01341">
            <text:p>0,000001341</text:p>
          </table:table-cell>
          <table:table-cell office:value-type="float" office:value="0.234697">
            <text:p>0,234697</text:p>
          </table:table-cell>
          <table:table-cell office:value-type="string">
            <text:p><text:s text:c="2"/></text:p>
          </table:table-cell>
          <table:table-cell office:value-type="float" office:value="1.177164">
            <text:p>1,17716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01349">
            <text:p>0,000001349</text:p>
          </table:table-cell>
          <table:table-cell office:value-type="float" office:value="0.1831298">
            <text:p>0,1831298</text:p>
          </table:table-cell>
          <table:table-cell office:value-type="string">
            <text:p><text:s text:c="2"/></text:p>
          </table:table-cell>
          <table:table-cell office:value-type="float" office:value="0.919051">
            <text:p>0,91905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1344">
            <text:p>0,000001344</text:p>
          </table:table-cell>
          <table:table-cell office:value-type="float" office:value="0.1377728">
            <text:p>0,1377728</text:p>
          </table:table-cell>
          <table:table-cell office:value-type="string">
            <text:p><text:s text:c="2"/></text:p>
          </table:table-cell>
          <table:table-cell office:value-type="float" office:value="0.691898">
            <text:p>0,69189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1339">
            <text:p>0,000001339</text:p>
          </table:table-cell>
          <table:table-cell office:value-type="float" office:value="0.098949">
            <text:p>0,098949</text:p>
          </table:table-cell>
          <table:table-cell office:value-type="string">
            <text:p><text:s text:c="2"/></text:p>
          </table:table-cell>
          <table:table-cell office:value-type="float" office:value="0.497469">
            <text:p>0,49746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1337">
            <text:p>0,000001337</text:p>
          </table:table-cell>
          <table:table-cell office:value-type="float" office:value="0.0664074">
            <text:p>0,0664074</text:p>
          </table:table-cell>
          <table:table-cell office:value-type="string">
            <text:p><text:s text:c="2"/></text:p>
          </table:table-cell>
          <table:table-cell office:value-type="float" office:value="0.334345">
            <text:p>0,33434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1346">
            <text:p>0,000001346</text:p>
          </table:table-cell>
          <table:table-cell office:value-type="float" office:value="0.0403564">
            <text:p>0,0403564</text:p>
          </table:table-cell>
          <table:table-cell office:value-type="string">
            <text:p><text:s text:c="2"/></text:p>
          </table:table-cell>
          <table:table-cell office:value-type="float" office:value="0.203723">
            <text:p>0,2037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1342">
            <text:p>0,000001342</text:p>
          </table:table-cell>
          <table:table-cell office:value-type="float" office:value="0.0205314">
            <text:p>0,0205314</text:p>
          </table:table-cell>
          <table:table-cell office:value-type="string">
            <text:p><text:s text:c="2"/></text:p>
          </table:table-cell>
          <table:table-cell office:value-type="float" office:value="0.104256">
            <text:p>0,10425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342">
            <text:p>0,000001342</text:p>
          </table:table-cell>
          <table:table-cell office:value-type="float" office:value="0.0070818">
            <text:p>0,0070818</text:p>
          </table:table-cell>
          <table:table-cell office:value-type="string">
            <text:p><text:s text:c="2"/></text:p>
          </table:table-cell>
          <table:table-cell office:value-type="float" office:value="0.036676">
            <text:p>0,036676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SCHED_NORMAL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001356">
            <text:p>0,000001356</text:p>
          </table:table-cell>
          <table:table-cell office:value-type="float" office:value="20.7043916">
            <text:p>20,7043916</text:p>
          </table:table-cell>
          <table:table-cell office:value-type="string">
            <text:p><text:s text:c="2"/></text:p>
          </table:table-cell>
          <table:table-cell office:value-type="float" office:value="103.551214">
            <text:p>103,551214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00136">
            <text:p>0,00000136</text:p>
          </table:table-cell>
          <table:table-cell office:value-type="float" office:value="15.8894126">
            <text:p>15,8894126</text:p>
          </table:table-cell>
          <table:table-cell office:value-type="string">
            <text:p><text:s text:c="2"/></text:p>
          </table:table-cell>
          <table:table-cell office:value-type="float" office:value="79.473398">
            <text:p>79,473398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001355">
            <text:p>0,000001355</text:p>
          </table:table-cell>
          <table:table-cell office:value-type="float" office:value="11.7055804">
            <text:p>11,7055804</text:p>
          </table:table-cell>
          <table:table-cell office:value-type="string">
            <text:p><text:s text:c="2"/></text:p>
          </table:table-cell>
          <table:table-cell office:value-type="float" office:value="58.550889">
            <text:p>58,550889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001349">
            <text:p>0,000001349</text:p>
          </table:table-cell>
          <table:table-cell office:value-type="float" office:value="8.163641">
            <text:p>8,163641</text:p>
          </table:table-cell>
          <table:table-cell office:value-type="string">
            <text:p><text:s text:c="2"/></text:p>
          </table:table-cell>
          <table:table-cell office:value-type="float" office:value="40.837409">
            <text:p>40,837409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0135">
            <text:p>0,00000135</text:p>
          </table:table-cell>
          <table:table-cell office:value-type="float" office:value="5.247487">
            <text:p>5,247487</text:p>
          </table:table-cell>
          <table:table-cell office:value-type="string">
            <text:p><text:s text:c="2"/></text:p>
          </table:table-cell>
          <table:table-cell office:value-type="float" office:value="26.25269">
            <text:p>26,25269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01346">
            <text:p>0,000001346</text:p>
          </table:table-cell>
          <table:table-cell office:value-type="float" office:value="2.9799652">
            <text:p>2,9799652</text:p>
          </table:table-cell>
          <table:table-cell office:value-type="string">
            <text:p><text:s text:c="2"/></text:p>
          </table:table-cell>
          <table:table-cell office:value-type="float" office:value="14.911496">
            <text:p>14,911496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01351">
            <text:p>0,000001351</text:p>
          </table:table-cell>
          <table:table-cell office:value-type="float" office:value="1.3501608">
            <text:p>1,3501608</text:p>
          </table:table-cell>
          <table:table-cell office:value-type="string">
            <text:p><text:s text:c="2"/></text:p>
          </table:table-cell>
          <table:table-cell office:value-type="float" office:value="6.75876">
            <text:p>6,7587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1344">
            <text:p>0,000001344</text:p>
          </table:table-cell>
          <table:table-cell office:value-type="float" office:value="0.357029">
            <text:p>0,357029</text:p>
          </table:table-cell>
          <table:table-cell office:value-type="string">
            <text:p><text:s text:c="2"/></text:p>
          </table:table-cell>
          <table:table-cell office:value-type="float" office:value="1.789574">
            <text:p>1,78957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01339">
            <text:p>0,000001339</text:p>
          </table:table-cell>
          <table:table-cell office:value-type="float" office:value="0.2924764">
            <text:p>0,2924764</text:p>
          </table:table-cell>
          <table:table-cell office:value-type="string">
            <text:p><text:s text:c="2"/></text:p>
          </table:table-cell>
          <table:table-cell office:value-type="float" office:value="1.466459">
            <text:p>1,4664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01341">
            <text:p>0,000001341</text:p>
          </table:table-cell>
          <table:table-cell office:value-type="float" office:value="0.2346806">
            <text:p>0,2346806</text:p>
          </table:table-cell>
          <table:table-cell office:value-type="string">
            <text:p><text:s text:c="2"/></text:p>
          </table:table-cell>
          <table:table-cell office:value-type="float" office:value="1.177133">
            <text:p>1,177133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01342">
            <text:p>0,000001342</text:p>
          </table:table-cell>
          <table:table-cell office:value-type="float" office:value="0.1830168">
            <text:p>0,1830168</text:p>
          </table:table-cell>
          <table:table-cell office:value-type="string">
            <text:p><text:s text:c="2"/></text:p>
          </table:table-cell>
          <table:table-cell office:value-type="float" office:value="0.918453">
            <text:p>0,91845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1355">
            <text:p>0,000001355</text:p>
          </table:table-cell>
          <table:table-cell office:value-type="float" office:value="0.1420584">
            <text:p>0,1420584</text:p>
          </table:table-cell>
          <table:table-cell office:value-type="string">
            <text:p><text:s text:c="2"/></text:p>
          </table:table-cell>
          <table:table-cell office:value-type="float" office:value="0.713286">
            <text:p>0,71328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1338">
            <text:p>0,000001338</text:p>
          </table:table-cell>
          <table:table-cell office:value-type="float" office:value="0.098906">
            <text:p>0,098906</text:p>
          </table:table-cell>
          <table:table-cell office:value-type="string">
            <text:p><text:s text:c="2"/></text:p>
          </table:table-cell>
          <table:table-cell office:value-type="float" office:value="0.497179">
            <text:p>0,4971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1342">
            <text:p>0,000001342</text:p>
          </table:table-cell>
          <table:table-cell office:value-type="float" office:value="0.0663932">
            <text:p>0,0663932</text:p>
          </table:table-cell>
          <table:table-cell office:value-type="string">
            <text:p><text:s text:c="2"/></text:p>
          </table:table-cell>
          <table:table-cell office:value-type="float" office:value="0.334245">
            <text:p>0,33424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1344">
            <text:p>0,000001344</text:p>
          </table:table-cell>
          <table:table-cell office:value-type="float" office:value="0.0403436">
            <text:p>0,0403436</text:p>
          </table:table-cell>
          <table:table-cell office:value-type="string">
            <text:p><text:s text:c="2"/></text:p>
          </table:table-cell>
          <table:table-cell office:value-type="float" office:value="0.20368">
            <text:p>0,2036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1343">
            <text:p>0,000001343</text:p>
          </table:table-cell>
          <table:table-cell office:value-type="float" office:value="0.0205272">
            <text:p>0,0205272</text:p>
          </table:table-cell>
          <table:table-cell office:value-type="string">
            <text:p><text:s text:c="2"/></text:p>
          </table:table-cell>
          <table:table-cell office:value-type="float" office:value="0.104255">
            <text:p>0,10425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345">
            <text:p>0,000001345</text:p>
          </table:table-cell>
          <table:table-cell office:value-type="float" office:value="0.0070792">
            <text:p>0,0070792</text:p>
          </table:table-cell>
          <table:table-cell office:value-type="string">
            <text:p><text:s text:c="2"/></text:p>
          </table:table-cell>
          <table:table-cell office:value-type="float" office:value="0.036656">
            <text:p>0,03665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SCHED_BATCH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00136">
            <text:p>0,00000136</text:p>
          </table:table-cell>
          <table:table-cell office:value-type="float" office:value="20.7540746">
            <text:p>20,7540746</text:p>
          </table:table-cell>
          <table:table-cell office:value-type="string">
            <text:p><text:s text:c="2"/></text:p>
          </table:table-cell>
          <table:table-cell office:value-type="float" office:value="103.7997">
            <text:p>103,7997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001359">
            <text:p>0,000001359</text:p>
          </table:table-cell>
          <table:table-cell office:value-type="float" office:value="16.4019084">
            <text:p>16,4019084</text:p>
          </table:table-cell>
          <table:table-cell office:value-type="string">
            <text:p><text:s text:c="2"/></text:p>
          </table:table-cell>
          <table:table-cell office:value-type="float" office:value="82.035803">
            <text:p>82,035803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001358">
            <text:p>0,000001358</text:p>
          </table:table-cell>
          <table:table-cell office:value-type="float" office:value="11.7067476">
            <text:p>11,7067476</text:p>
          </table:table-cell>
          <table:table-cell office:value-type="string">
            <text:p><text:s text:c="2"/></text:p>
          </table:table-cell>
          <table:table-cell office:value-type="float" office:value="58.55647">
            <text:p>58,55647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001348">
            <text:p>0,000001348</text:p>
          </table:table-cell>
          <table:table-cell office:value-type="float" office:value="8.1582012">
            <text:p>8,1582012</text:p>
          </table:table-cell>
          <table:table-cell office:value-type="string">
            <text:p><text:s text:c="2"/></text:p>
          </table:table-cell>
          <table:table-cell office:value-type="float" office:value="40.810436">
            <text:p>40,810436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01348">
            <text:p>0,000001348</text:p>
          </table:table-cell>
          <table:table-cell office:value-type="float" office:value="5.2472422">
            <text:p>5,2472422</text:p>
          </table:table-cell>
          <table:table-cell office:value-type="string">
            <text:p><text:s text:c="2"/></text:p>
          </table:table-cell>
          <table:table-cell office:value-type="float" office:value="26.251648">
            <text:p>26,25164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01349">
            <text:p>0,000001349</text:p>
          </table:table-cell>
          <table:table-cell office:value-type="float" office:value="2.9785538">
            <text:p>2,9785538</text:p>
          </table:table-cell>
          <table:table-cell office:value-type="string">
            <text:p><text:s text:c="2"/></text:p>
          </table:table-cell>
          <table:table-cell office:value-type="float" office:value="14.904479">
            <text:p>14,90447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01347">
            <text:p>0,000001347</text:p>
          </table:table-cell>
          <table:table-cell office:value-type="float" office:value="1.3494832">
            <text:p>1,3494832</text:p>
          </table:table-cell>
          <table:table-cell office:value-type="string">
            <text:p><text:s text:c="2"/></text:p>
          </table:table-cell>
          <table:table-cell office:value-type="float" office:value="6.755386">
            <text:p>6,75538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1344">
            <text:p>0,000001344</text:p>
          </table:table-cell>
          <table:table-cell office:value-type="float" office:value="0.3574058">
            <text:p>0,3574058</text:p>
          </table:table-cell>
          <table:table-cell office:value-type="string">
            <text:p><text:s text:c="2"/></text:p>
          </table:table-cell>
          <table:table-cell office:value-type="float" office:value="1.791472">
            <text:p>1,79147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01342">
            <text:p>0,000001342</text:p>
          </table:table-cell>
          <table:table-cell office:value-type="float" office:value="0.2924862">
            <text:p>0,2924862</text:p>
          </table:table-cell>
          <table:table-cell office:value-type="string">
            <text:p><text:s text:c="2"/></text:p>
          </table:table-cell>
          <table:table-cell office:value-type="float" office:value="1.46655">
            <text:p>1,4665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01338">
            <text:p>0,000001338</text:p>
          </table:table-cell>
          <table:table-cell office:value-type="float" office:value="0.2345728">
            <text:p>0,2345728</text:p>
          </table:table-cell>
          <table:table-cell office:value-type="string">
            <text:p><text:s text:c="2"/></text:p>
          </table:table-cell>
          <table:table-cell office:value-type="float" office:value="1.176585">
            <text:p>1,17658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01345">
            <text:p>0,000001345</text:p>
          </table:table-cell>
          <table:table-cell office:value-type="float" office:value="0.1846">
            <text:p>0,1846</text:p>
          </table:table-cell>
          <table:table-cell office:value-type="string">
            <text:p><text:s text:c="2"/></text:p>
          </table:table-cell>
          <table:table-cell office:value-type="float" office:value="0.926319">
            <text:p>0,9263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1337">
            <text:p>0,000001337</text:p>
          </table:table-cell>
          <table:table-cell office:value-type="float" office:value="0.1377598">
            <text:p>0,1377598</text:p>
          </table:table-cell>
          <table:table-cell office:value-type="string">
            <text:p><text:s text:c="2"/></text:p>
          </table:table-cell>
          <table:table-cell office:value-type="float" office:value="0.69207">
            <text:p>0,6920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1337">
            <text:p>0,000001337</text:p>
          </table:table-cell>
          <table:table-cell office:value-type="float" office:value="0.0989278">
            <text:p>0,0989278</text:p>
          </table:table-cell>
          <table:table-cell office:value-type="string">
            <text:p><text:s text:c="2"/></text:p>
          </table:table-cell>
          <table:table-cell office:value-type="float" office:value="0.497295">
            <text:p>0,49729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1339">
            <text:p>0,000001339</text:p>
          </table:table-cell>
          <table:table-cell office:value-type="float" office:value="0.066362">
            <text:p>0,066362</text:p>
          </table:table-cell>
          <table:table-cell office:value-type="string">
            <text:p><text:s text:c="2"/></text:p>
          </table:table-cell>
          <table:table-cell office:value-type="float" office:value="0.33408">
            <text:p>0,3340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1349">
            <text:p>0,000001349</text:p>
          </table:table-cell>
          <table:table-cell office:value-type="float" office:value="0.0404076">
            <text:p>0,0404076</text:p>
          </table:table-cell>
          <table:table-cell office:value-type="string">
            <text:p><text:s text:c="2"/></text:p>
          </table:table-cell>
          <table:table-cell office:value-type="float" office:value="0.203986">
            <text:p>0,20398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1341">
            <text:p>0,000001341</text:p>
          </table:table-cell>
          <table:table-cell office:value-type="float" office:value="0.0205264">
            <text:p>0,0205264</text:p>
          </table:table-cell>
          <table:table-cell office:value-type="string">
            <text:p><text:s text:c="2"/></text:p>
          </table:table-cell>
          <table:table-cell office:value-type="float" office:value="0.104236">
            <text:p>0,10423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34">
            <text:p>0,00000134</text:p>
          </table:table-cell>
          <table:table-cell office:value-type="float" office:value="0.0070634">
            <text:p>0,0070634</text:p>
          </table:table-cell>
          <table:table-cell office:value-type="string">
            <text:p><text:s text:c="2"/></text:p>
          </table:table-cell>
          <table:table-cell office:value-type="float" office:value="0.036594">
            <text:p>0,036594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SCHED_BATCH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26238">
            <text:p>0,00026238</text:p>
          </table:table-cell>
          <table:table-cell office:value-type="float" office:value="3.042044">
            <text:p>3,042044</text:p>
          </table:table-cell>
          <table:table-cell office:value-type="float" office:value="0.030419056">
            <text:p>0,030419056</text:p>
          </table:table-cell>
          <table:table-cell office:value-type="float" office:value="15.243784">
            <text:p>15,243784</text:p>
          </table:table-cell>
          <table:table-cell table:style-name="ce1" table:formula="of:=[.E45]/[.E68]" office:value-type="float" office:value="6.80931322564004">
            <text:p>6,8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33773">
            <text:p>0,000233773</text:p>
          </table:table-cell>
          <table:table-cell office:value-type="float" office:value="2.3744504">
            <text:p>2,3744504</text:p>
          </table:table-cell>
          <table:table-cell office:value-type="float" office:value="0.023742776">
            <text:p>0,023742776</text:p>
          </table:table-cell>
          <table:table-cell office:value-type="float" office:value="11.907576">
            <text:p>11,907576</text:p>
          </table:table-cell>
          <table:table-cell table:style-name="ce1" table:formula="of:=[.E46]/[.E69]" office:value-type="float" office:value="6.88937891305502">
            <text:p>6,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19937">
            <text:p>0,00019937</text:p>
          </table:table-cell>
          <table:table-cell office:value-type="float" office:value="1.7424048">
            <text:p>1,7424048</text:p>
          </table:table-cell>
          <table:table-cell office:value-type="float" office:value="0.017422028">
            <text:p>0,017422028</text:p>
          </table:table-cell>
          <table:table-cell office:value-type="float" office:value="8.742795">
            <text:p>8,742795</text:p>
          </table:table-cell>
          <table:table-cell table:style-name="ce1" table:formula="of:=[.E47]/[.E70]" office:value-type="float" office:value="6.69768306359694">
            <text:p>6,7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66907">
            <text:p>0,000166907</text:p>
          </table:table-cell>
          <table:table-cell office:value-type="float" office:value="1.2244076">
            <text:p>1,2244076</text:p>
          </table:table-cell>
          <table:table-cell office:value-type="float" office:value="0.01224254">
            <text:p>0,01224254</text:p>
          </table:table-cell>
          <table:table-cell office:value-type="float" office:value="6.148">
            <text:p>6,148</text:p>
          </table:table-cell>
          <table:table-cell table:style-name="ce1" table:formula="of:=[.E48]/[.E71]" office:value-type="float" office:value="6.63800195185426">
            <text:p>6,6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35315">
            <text:p>0,000135315</text:p>
          </table:table-cell>
          <table:table-cell office:value-type="float" office:value="0.8021956">
            <text:p>0,8021956</text:p>
          </table:table-cell>
          <table:table-cell office:value-type="float" office:value="0.0080203">
            <text:p>0,0080203</text:p>
          </table:table-cell>
          <table:table-cell office:value-type="float" office:value="4.032252">
            <text:p>4,032252</text:p>
          </table:table-cell>
          <table:table-cell table:style-name="ce1" table:formula="of:=[.E49]/[.E72]" office:value-type="float" office:value="6.51041849566942">
            <text:p>6,5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03509">
            <text:p>0,000103509</text:p>
          </table:table-cell>
          <table:table-cell office:value-type="float" office:value="0.468124">
            <text:p>0,468124</text:p>
          </table:table-cell>
          <table:table-cell office:value-type="float" office:value="0.004679512">
            <text:p>0,004679512</text:p>
          </table:table-cell>
          <table:table-cell office:value-type="float" office:value="2.358391">
            <text:p>2,358391</text:p>
          </table:table-cell>
          <table:table-cell table:style-name="ce1" table:formula="of:=[.E50]/[.E73]" office:value-type="float" office:value="6.31976589123686">
            <text:p>6,3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70602">
            <text:p>0,000070602</text:p>
          </table:table-cell>
          <table:table-cell office:value-type="float" office:value="0.2565724">
            <text:p>0,2565724</text:p>
          </table:table-cell>
          <table:table-cell office:value-type="float" office:value="0.002563352">
            <text:p>0,002563352</text:p>
          </table:table-cell>
          <table:table-cell office:value-type="float" office:value="1.296009">
            <text:p>1,296009</text:p>
          </table:table-cell>
          <table:table-cell table:style-name="ce1" table:formula="of:=[.E51]/[.E74]" office:value-type="float" office:value="5.21245299994059">
            <text:p>5,2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40119">
            <text:p>0,000040119</text:p>
          </table:table-cell>
          <table:table-cell office:value-type="float" office:value="0.0763638">
            <text:p>0,0763638</text:p>
          </table:table-cell>
          <table:table-cell office:value-type="float" office:value="0.000761882">
            <text:p>0,000761882</text:p>
          </table:table-cell>
          <table:table-cell office:value-type="float" office:value="0.38963">
            <text:p>0,38963</text:p>
          </table:table-cell>
          <table:table-cell table:style-name="ce1" table:formula="of:=[.E52]/[.E75]" office:value-type="float" office:value="4.59788004003798">
            <text:p>4,6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652">
            <text:p>0,00003652</text:p>
          </table:table-cell>
          <table:table-cell office:value-type="float" office:value="0.0640594">
            <text:p>0,0640594</text:p>
          </table:table-cell>
          <table:table-cell office:value-type="float" office:value="0.000639192">
            <text:p>0,000639192</text:p>
          </table:table-cell>
          <table:table-cell office:value-type="float" office:value="0.328158">
            <text:p>0,328158</text:p>
          </table:table-cell>
          <table:table-cell table:style-name="ce1" table:formula="of:=[.E53]/[.E76]" office:value-type="float" office:value="4.46903625692502">
            <text:p>4,4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3546">
            <text:p>0,000033546</text:p>
          </table:table-cell>
          <table:table-cell office:value-type="float" office:value="0.0559862">
            <text:p>0,0559862</text:p>
          </table:table-cell>
          <table:table-cell office:value-type="float" office:value="0.000558582">
            <text:p>0,000558582</text:p>
          </table:table-cell>
          <table:table-cell office:value-type="float" office:value="0.287034">
            <text:p>0,287034</text:p>
          </table:table-cell>
          <table:table-cell table:style-name="ce1" table:formula="of:=[.E54]/[.E77]" office:value-type="float" office:value="4.09911369384812">
            <text:p>4,1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3074">
            <text:p>0,00003074</text:p>
          </table:table-cell>
          <table:table-cell office:value-type="float" office:value="0.0485668">
            <text:p>0,0485668</text:p>
          </table:table-cell>
          <table:table-cell office:value-type="float" office:value="0.000483774">
            <text:p>0,000483774</text:p>
          </table:table-cell>
          <table:table-cell office:value-type="float" office:value="0.249353">
            <text:p>0,249353</text:p>
          </table:table-cell>
          <table:table-cell table:style-name="ce1" table:formula="of:=[.E55]/[.E78]" office:value-type="float" office:value="3.71489013567112">
            <text:p>3,7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692">
            <text:p>0,00002692</text:p>
          </table:table-cell>
          <table:table-cell office:value-type="float" office:value="0.0379102">
            <text:p>0,0379102</text:p>
          </table:table-cell>
          <table:table-cell office:value-type="float" office:value="0.000377404">
            <text:p>0,000377404</text:p>
          </table:table-cell>
          <table:table-cell office:value-type="float" office:value="0.19595">
            <text:p>0,19595</text:p>
          </table:table-cell>
          <table:table-cell table:style-name="ce1" table:formula="of:=[.E56]/[.E79]" office:value-type="float" office:value="3.53187037509569">
            <text:p>3,5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3863">
            <text:p>0,000023863</text:p>
          </table:table-cell>
          <table:table-cell office:value-type="float" office:value="0.0347212">
            <text:p>0,0347212</text:p>
          </table:table-cell>
          <table:table-cell office:value-type="float" office:value="0.000345974">
            <text:p>0,000345974</text:p>
          </table:table-cell>
          <table:table-cell office:value-type="float" office:value="0.179069">
            <text:p>0,179069</text:p>
          </table:table-cell>
          <table:table-cell table:style-name="ce1" table:formula="of:=[.E57]/[.E80]" office:value-type="float" office:value="2.77711384996845">
            <text:p>2,7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20555">
            <text:p>0,000020555</text:p>
          </table:table-cell>
          <table:table-cell office:value-type="float" office:value="0.0290836">
            <text:p>0,0290836</text:p>
          </table:table-cell>
          <table:table-cell office:value-type="float" office:value="0.000288776">
            <text:p>0,000288776</text:p>
          </table:table-cell>
          <table:table-cell office:value-type="float" office:value="0.150507">
            <text:p>0,150507</text:p>
          </table:table-cell>
          <table:table-cell table:style-name="ce1" table:formula="of:=[.E58]/[.E81]" office:value-type="float" office:value="2.21969742271124">
            <text:p>2,2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7346">
            <text:p>0,000017346</text:p>
          </table:table-cell>
          <table:table-cell office:value-type="float" office:value="0.0262732">
            <text:p>0,0262732</text:p>
          </table:table-cell>
          <table:table-cell office:value-type="float" office:value="0.000253734">
            <text:p>0,000253734</text:p>
          </table:table-cell>
          <table:table-cell office:value-type="float" office:value="0.136011">
            <text:p>0,136011</text:p>
          </table:table-cell>
          <table:table-cell table:style-name="ce1" table:formula="of:=[.E59]/[.E82]" office:value-type="float" office:value="1.49977575343171">
            <text:p>1,5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1453">
            <text:p>0,00001453</text:p>
          </table:table-cell>
          <table:table-cell office:value-type="float" office:value="0.024186">
            <text:p>0,024186</text:p>
          </table:table-cell>
          <table:table-cell office:value-type="float" office:value="0.000238446">
            <text:p>0,000238446</text:p>
          </table:table-cell>
          <table:table-cell office:value-type="float" office:value="0.125694">
            <text:p>0,125694</text:p>
          </table:table-cell>
          <table:table-cell table:style-name="ce1" table:formula="of:=[.E60]/[.E83]" office:value-type="float" office:value="0.829283816252168">
            <text:p>0,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9999">
            <text:p>0,000009999</text:p>
          </table:table-cell>
          <table:table-cell office:value-type="float" office:value="0.0244054">
            <text:p>0,0244054</text:p>
          </table:table-cell>
          <table:table-cell office:value-type="float" office:value="0.000242106">
            <text:p>0,000242106</text:p>
          </table:table-cell>
          <table:table-cell office:value-type="float" office:value="0.125809">
            <text:p>0,125809</text:p>
          </table:table-cell>
          <table:table-cell table:style-name="ce1" table:formula="of:=[.E61]/[.E84]" office:value-type="float" office:value="0.290869492643611">
            <text:p>0,2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SCHED_FIFO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331411">
            <text:p>0,000331411</text:p>
          </table:table-cell>
          <table:table-cell office:value-type="float" office:value="4.2303638">
            <text:p>4,2303638</text:p>
          </table:table-cell>
          <table:table-cell office:value-type="float" office:value="0.042297666">
            <text:p>0,042297666</text:p>
          </table:table-cell>
          <table:table-cell office:value-type="float" office:value="21.185555">
            <text:p>21,185555</text:p>
          </table:table-cell>
          <table:table-cell table:style-name="ce1" table:formula="of:=[.E26]/[.E89]" office:value-type="float" office:value="4.88782163129547">
            <text:p>4,89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82081">
            <text:p>0,000282081</text:p>
          </table:table-cell>
          <table:table-cell office:value-type="float" office:value="3.2610228">
            <text:p>3,2610228</text:p>
          </table:table-cell>
          <table:table-cell office:value-type="float" office:value="0.032605126">
            <text:p>0,032605126</text:p>
          </table:table-cell>
          <table:table-cell office:value-type="float" office:value="16.340679">
            <text:p>16,340679</text:p>
          </table:table-cell>
          <table:table-cell table:style-name="ce1" table:formula="of:=[.E27]/[.E90]" office:value-type="float" office:value="4.86353094629666">
            <text:p>4,86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08171">
            <text:p>0,000208171</text:p>
          </table:table-cell>
          <table:table-cell office:value-type="float" office:value="2.0182882">
            <text:p>2,0182882</text:p>
          </table:table-cell>
          <table:table-cell office:value-type="float" office:value="0.020181088">
            <text:p>0,020181088</text:p>
          </table:table-cell>
          <table:table-cell office:value-type="float" office:value="10.122289">
            <text:p>10,122289</text:p>
          </table:table-cell>
          <table:table-cell table:style-name="ce1" table:formula="of:=[.E28]/[.E91]" office:value-type="float" office:value="5.78435263012151">
            <text:p>5,7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78111">
            <text:p>0,000178111</text:p>
          </table:table-cell>
          <table:table-cell office:value-type="float" office:value="1.7034924">
            <text:p>1,7034924</text:p>
          </table:table-cell>
          <table:table-cell office:value-type="float" office:value="0.017032652">
            <text:p>0,017032652</text:p>
          </table:table-cell>
          <table:table-cell office:value-type="float" office:value="8.543581">
            <text:p>8,543581</text:p>
          </table:table-cell>
          <table:table-cell table:style-name="ce1" table:formula="of:=[.E29]/[.E92]" office:value-type="float" office:value="4.77989370031138">
            <text:p>4,78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3467">
            <text:p>0,00013467</text:p>
          </table:table-cell>
          <table:table-cell office:value-type="float" office:value="1.1053732">
            <text:p>1,1053732</text:p>
          </table:table-cell>
          <table:table-cell office:value-type="float" office:value="0.011050422">
            <text:p>0,011050422</text:p>
          </table:table-cell>
          <table:table-cell office:value-type="float" office:value="5.548267">
            <text:p>5,548267</text:p>
          </table:table-cell>
          <table:table-cell table:style-name="ce1" table:formula="of:=[.E30]/[.E93]" office:value-type="float" office:value="4.73169189586586">
            <text:p>4,7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01835">
            <text:p>0,000101835</text:p>
          </table:table-cell>
          <table:table-cell office:value-type="float" office:value="0.6342314">
            <text:p>0,6342314</text:p>
          </table:table-cell>
          <table:table-cell office:value-type="float" office:value="0.006338236">
            <text:p>0,006338236</text:p>
          </table:table-cell>
          <table:table-cell office:value-type="float" office:value="3.187959">
            <text:p>3,187959</text:p>
          </table:table-cell>
          <table:table-cell table:style-name="ce1" table:formula="of:=[.E31]/[.E94]" office:value-type="float" office:value="4.67744284038785">
            <text:p>4,6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71161">
            <text:p>0,000071161</text:p>
          </table:table-cell>
          <table:table-cell office:value-type="float" office:value="0.3078904">
            <text:p>0,3078904</text:p>
          </table:table-cell>
          <table:table-cell office:value-type="float" office:value="0.003075132">
            <text:p>0,003075132</text:p>
          </table:table-cell>
          <table:table-cell office:value-type="float" office:value="1.552439">
            <text:p>1,552439</text:p>
          </table:table-cell>
          <table:table-cell table:style-name="ce1" table:formula="of:=[.E32]/[.E95]" office:value-type="float" office:value="4.35363965991578">
            <text:p>4,3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8691">
            <text:p>0,000038691</text:p>
          </table:table-cell>
          <table:table-cell office:value-type="float" office:value="0.0974034">
            <text:p>0,0974034</text:p>
          </table:table-cell>
          <table:table-cell office:value-type="float" office:value="0.00096968">
            <text:p>0,00096968</text:p>
          </table:table-cell>
          <table:table-cell office:value-type="float" office:value="0.494964">
            <text:p>0,494964</text:p>
          </table:table-cell>
          <table:table-cell table:style-name="ce1" table:formula="of:=[.E33]/[.E96]" office:value-type="float" office:value="3.61556396020721">
            <text:p>3,6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5418">
            <text:p>0,000035418</text:p>
          </table:table-cell>
          <table:table-cell office:value-type="float" office:value="0.0875814">
            <text:p>0,0875814</text:p>
          </table:table-cell>
          <table:table-cell office:value-type="float" office:value="0.000872892">
            <text:p>0,000872892</text:p>
          </table:table-cell>
          <table:table-cell office:value-type="float" office:value="0.446122">
            <text:p>0,446122</text:p>
          </table:table-cell>
          <table:table-cell table:style-name="ce1" table:formula="of:=[.E34]/[.E97]" office:value-type="float" office:value="3.2871254948198">
            <text:p>3,2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2078">
            <text:p>0,000032078</text:p>
          </table:table-cell>
          <table:table-cell office:value-type="float" office:value="0.068656">
            <text:p>0,068656</text:p>
          </table:table-cell>
          <table:table-cell office:value-type="float" office:value="0.000684228">
            <text:p>0,000684228</text:p>
          </table:table-cell>
          <table:table-cell office:value-type="float" office:value="0.350213">
            <text:p>0,350213</text:p>
          </table:table-cell>
          <table:table-cell table:style-name="ce1" table:formula="of:=[.E35]/[.E98]" office:value-type="float" office:value="3.36119161767267">
            <text:p>3,3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9178">
            <text:p>0,000029178</text:p>
          </table:table-cell>
          <table:table-cell office:value-type="float" office:value="0.0639502">
            <text:p>0,0639502</text:p>
          </table:table-cell>
          <table:table-cell office:value-type="float" office:value="0.00063638">
            <text:p>0,00063638</text:p>
          </table:table-cell>
          <table:table-cell office:value-type="float" office:value="0.326469">
            <text:p>0,326469</text:p>
          </table:table-cell>
          <table:table-cell table:style-name="ce1" table:formula="of:=[.E36]/[.E99]" office:value-type="float" office:value="2.81329314575044">
            <text:p>2,8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5697">
            <text:p>0,000025697</text:p>
          </table:table-cell>
          <table:table-cell office:value-type="float" office:value="0.058805">
            <text:p>0,058805</text:p>
          </table:table-cell>
          <table:table-cell office:value-type="float" office:value="0.00058146">
            <text:p>0,00058146</text:p>
          </table:table-cell>
          <table:table-cell office:value-type="float" office:value="0.301">
            <text:p>0,301</text:p>
          </table:table-cell>
          <table:table-cell table:style-name="ce1" table:formula="of:=[.E37]/[.E100]" office:value-type="float" office:value="2.36972093023256">
            <text:p>2,3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2674">
            <text:p>0,000022674</text:p>
          </table:table-cell>
          <table:table-cell office:value-type="float" office:value="0.04128">
            <text:p>0,04128</text:p>
          </table:table-cell>
          <table:table-cell office:value-type="float" office:value="0.000408278">
            <text:p>0,000408278</text:p>
          </table:table-cell>
          <table:table-cell office:value-type="float" office:value="0.212159">
            <text:p>0,212159</text:p>
          </table:table-cell>
          <table:table-cell table:style-name="ce1" table:formula="of:=[.E38]/[.E101]" office:value-type="float" office:value="2.3434263924698">
            <text:p>2,3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9731">
            <text:p>0,000019731</text:p>
          </table:table-cell>
          <table:table-cell office:value-type="float" office:value="0.0287478">
            <text:p>0,0287478</text:p>
          </table:table-cell>
          <table:table-cell office:value-type="float" office:value="0.000285362">
            <text:p>0,000285362</text:p>
          </table:table-cell>
          <table:table-cell office:value-type="float" office:value="0.14848">
            <text:p>0,14848</text:p>
          </table:table-cell>
          <table:table-cell table:style-name="ce1" table:formula="of:=[.E39]/[.E102]" office:value-type="float" office:value="2.25111126077586">
            <text:p>2,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6396">
            <text:p>0,000016396</text:p>
          </table:table-cell>
          <table:table-cell office:value-type="float" office:value="0.0250364">
            <text:p>0,0250364</text:p>
          </table:table-cell>
          <table:table-cell office:value-type="float" office:value="0.000246666">
            <text:p>0,000246666</text:p>
          </table:table-cell>
          <table:table-cell office:value-type="float" office:value="0.13056">
            <text:p>0,13056</text:p>
          </table:table-cell>
          <table:table-cell table:style-name="ce1" table:formula="of:=[.E40]/[.E103]" office:value-type="float" office:value="1.56004901960784">
            <text:p>1,5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13556">
            <text:p>0,000013556</text:p>
          </table:table-cell>
          <table:table-cell office:value-type="float" office:value="0.025893">
            <text:p>0,025893</text:p>
          </table:table-cell>
          <table:table-cell office:value-type="float" office:value="0.00025362">
            <text:p>0,00025362</text:p>
          </table:table-cell>
          <table:table-cell office:value-type="float" office:value="0.134069">
            <text:p>0,134069</text:p>
          </table:table-cell>
          <table:table-cell table:style-name="ce1" table:formula="of:=[.E41]/[.E104]" office:value-type="float" office:value="0.777621970776242">
            <text:p>0,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11421">
            <text:p>0,000011421</text:p>
          </table:table-cell>
          <table:table-cell office:value-type="float" office:value="0.0198266">
            <text:p>0,0198266</text:p>
          </table:table-cell>
          <table:table-cell office:value-type="float" office:value="0.00019458">
            <text:p>0,00019458</text:p>
          </table:table-cell>
          <table:table-cell office:value-type="float" office:value="0.103053">
            <text:p>0,103053</text:p>
          </table:table-cell>
          <table:table-cell table:style-name="ce1" table:formula="of:=[.E42]/[.E105]" office:value-type="float" office:value="0.35570046480937">
            <text:p>0,3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SCHED_NORMAL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335701">
            <text:p>0,000335701</text:p>
          </table:table-cell>
          <table:table-cell office:value-type="float" office:value="4.282958">
            <text:p>4,282958</text:p>
          </table:table-cell>
          <table:table-cell office:value-type="float" office:value="0.042825058">
            <text:p>0,042825058</text:p>
          </table:table-cell>
          <table:table-cell office:value-type="float" office:value="21.448473">
            <text:p>21,448473</text:p>
          </table:table-cell>
          <table:table-cell table:style-name="ce1" table:formula="of:=[.E26]/[.E108]" office:value-type="float" office:value="4.82790611713943">
            <text:p>4,8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8536">
            <text:p>0,00028536</text:p>
          </table:table-cell>
          <table:table-cell office:value-type="float" office:value="3.2937132">
            <text:p>3,2937132</text:p>
          </table:table-cell>
          <table:table-cell office:value-type="float" office:value="0.032934828">
            <text:p>0,032934828</text:p>
          </table:table-cell>
          <table:table-cell office:value-type="float" office:value="16.504514">
            <text:p>16,504514</text:p>
          </table:table-cell>
          <table:table-cell table:style-name="ce1" table:formula="of:=[.E27]/[.E109]" office:value-type="float" office:value="4.81525223947824">
            <text:p>4,8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34972">
            <text:p>0,000234972</text:p>
          </table:table-cell>
          <table:table-cell office:value-type="float" office:value="2.4579202">
            <text:p>2,4579202</text:p>
          </table:table-cell>
          <table:table-cell office:value-type="float" office:value="0.024574586">
            <text:p>0,024574586</text:p>
          </table:table-cell>
          <table:table-cell office:value-type="float" office:value="12.319982">
            <text:p>12,319982</text:p>
          </table:table-cell>
          <table:table-cell table:style-name="ce1" table:formula="of:=[.E28]/[.E110]" office:value-type="float" office:value="4.75251416763434">
            <text:p>4,7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77481">
            <text:p>0,000177481</text:p>
          </table:table-cell>
          <table:table-cell office:value-type="float" office:value="1.6983262">
            <text:p>1,6983262</text:p>
          </table:table-cell>
          <table:table-cell office:value-type="float" office:value="0.016980364">
            <text:p>0,016980364</text:p>
          </table:table-cell>
          <table:table-cell office:value-type="float" office:value="8.517298">
            <text:p>8,517298</text:p>
          </table:table-cell>
          <table:table-cell table:style-name="ce1" table:formula="of:=[.E29]/[.E111]" office:value-type="float" office:value="4.79464367690317">
            <text:p>4,7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35731">
            <text:p>0,000135731</text:p>
          </table:table-cell>
          <table:table-cell office:value-type="float" office:value="1.11353">
            <text:p>1,11353</text:p>
          </table:table-cell>
          <table:table-cell office:value-type="float" office:value="0.01113053">
            <text:p>0,01113053</text:p>
          </table:table-cell>
          <table:table-cell office:value-type="float" office:value="5.58939">
            <text:p>5,58939</text:p>
          </table:table-cell>
          <table:table-cell table:style-name="ce1" table:formula="of:=[.E30]/[.E112]" office:value-type="float" office:value="4.69687926589485">
            <text:p>4,7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02472">
            <text:p>0,000102472</text:p>
          </table:table-cell>
          <table:table-cell office:value-type="float" office:value="0.6423188">
            <text:p>0,6423188</text:p>
          </table:table-cell>
          <table:table-cell office:value-type="float" office:value="0.006418834">
            <text:p>0,006418834</text:p>
          </table:table-cell>
          <table:table-cell office:value-type="float" office:value="3.228474">
            <text:p>3,228474</text:p>
          </table:table-cell>
          <table:table-cell table:style-name="ce1" table:formula="of:=[.E31]/[.E113]" office:value-type="float" office:value="4.61874433555915">
            <text:p>4,6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70124">
            <text:p>0,000070124</text:p>
          </table:table-cell>
          <table:table-cell office:value-type="float" office:value="0.3012384">
            <text:p>0,3012384</text:p>
          </table:table-cell>
          <table:table-cell office:value-type="float" office:value="0.00301114">
            <text:p>0,00301114</text:p>
          </table:table-cell>
          <table:table-cell office:value-type="float" office:value="1.51904">
            <text:p>1,51904</text:p>
          </table:table-cell>
          <table:table-cell table:style-name="ce1" table:formula="of:=[.E32]/[.E114]" office:value-type="float" office:value="4.44936275542448">
            <text:p>4,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8784">
            <text:p>0,000038784</text:p>
          </table:table-cell>
          <table:table-cell office:value-type="float" office:value="0.0976358">
            <text:p>0,0976358</text:p>
          </table:table-cell>
          <table:table-cell office:value-type="float" office:value="0.000972892">
            <text:p>0,000972892</text:p>
          </table:table-cell>
          <table:table-cell office:value-type="float" office:value="0.496348">
            <text:p>0,496348</text:p>
          </table:table-cell>
          <table:table-cell table:style-name="ce1" table:formula="of:=[.E33]/[.E115]" office:value-type="float" office:value="3.60548244376929">
            <text:p>3,6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5709">
            <text:p>0,000035709</text:p>
          </table:table-cell>
          <table:table-cell office:value-type="float" office:value="0.0824516">
            <text:p>0,0824516</text:p>
          </table:table-cell>
          <table:table-cell office:value-type="float" office:value="0.000820784">
            <text:p>0,000820784</text:p>
          </table:table-cell>
          <table:table-cell office:value-type="float" office:value="0.420429">
            <text:p>0,420429</text:p>
          </table:table-cell>
          <table:table-cell table:style-name="ce1" table:formula="of:=[.E34]/[.E116]" office:value-type="float" office:value="3.48800629832861">
            <text:p>3,4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2194">
            <text:p>0,000032194</text:p>
          </table:table-cell>
          <table:table-cell office:value-type="float" office:value="0.0747582">
            <text:p>0,0747582</text:p>
          </table:table-cell>
          <table:table-cell office:value-type="float" office:value="0.000745164">
            <text:p>0,000745164</text:p>
          </table:table-cell>
          <table:table-cell office:value-type="float" office:value="0.381266">
            <text:p>0,381266</text:p>
          </table:table-cell>
          <table:table-cell table:style-name="ce1" table:formula="of:=[.E35]/[.E117]" office:value-type="float" office:value="3.08743239627976">
            <text:p>3,0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945">
            <text:p>0,00002945</text:p>
          </table:table-cell>
          <table:table-cell office:value-type="float" office:value="0.0587582">
            <text:p>0,0587582</text:p>
          </table:table-cell>
          <table:table-cell office:value-type="float" office:value="0.000581778">
            <text:p>0,000581778</text:p>
          </table:table-cell>
          <table:table-cell office:value-type="float" office:value="0.300638">
            <text:p>0,300638</text:p>
          </table:table-cell>
          <table:table-cell table:style-name="ce1" table:formula="of:=[.E36]/[.E118]" office:value-type="float" office:value="3.0550130056746">
            <text:p>3,0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6056">
            <text:p>0,000026056</text:p>
          </table:table-cell>
          <table:table-cell office:value-type="float" office:value="0.050774">
            <text:p>0,050774</text:p>
          </table:table-cell>
          <table:table-cell office:value-type="float" office:value="0.000504198">
            <text:p>0,000504198</text:p>
          </table:table-cell>
          <table:table-cell office:value-type="float" office:value="0.260547">
            <text:p>0,260547</text:p>
          </table:table-cell>
          <table:table-cell table:style-name="ce1" table:formula="of:=[.E37]/[.E119]" office:value-type="float" office:value="2.73764810187797">
            <text:p>2,7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3338">
            <text:p>0,000023338</text:p>
          </table:table-cell>
          <table:table-cell office:value-type="float" office:value="0.0408754">
            <text:p>0,0408754</text:p>
          </table:table-cell>
          <table:table-cell office:value-type="float" office:value="0.000404936">
            <text:p>0,000404936</text:p>
          </table:table-cell>
          <table:table-cell office:value-type="float" office:value="0.209911">
            <text:p>0,209911</text:p>
          </table:table-cell>
          <table:table-cell table:style-name="ce1" table:formula="of:=[.E38]/[.E120]" office:value-type="float" office:value="2.36852285016031">
            <text:p>2,3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9604">
            <text:p>0,000019604</text:p>
          </table:table-cell>
          <table:table-cell office:value-type="float" office:value="0.03488">
            <text:p>0,03488</text:p>
          </table:table-cell>
          <table:table-cell office:value-type="float" office:value="0.000344476">
            <text:p>0,000344476</text:p>
          </table:table-cell>
          <table:table-cell office:value-type="float" office:value="0.179552">
            <text:p>0,179552</text:p>
          </table:table-cell>
          <table:table-cell table:style-name="ce1" table:formula="of:=[.E39]/[.E121]" office:value-type="float" office:value="1.86154985742292">
            <text:p>1,8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7137">
            <text:p>0,000017137</text:p>
          </table:table-cell>
          <table:table-cell office:value-type="float" office:value="0.026476">
            <text:p>0,026476</text:p>
          </table:table-cell>
          <table:table-cell office:value-type="float" office:value="0.000259966">
            <text:p>0,000259966</text:p>
          </table:table-cell>
          <table:table-cell office:value-type="float" office:value="0.137027">
            <text:p>0,137027</text:p>
          </table:table-cell>
          <table:table-cell table:style-name="ce1" table:formula="of:=[.E40]/[.E122]" office:value-type="float" office:value="1.48642238390974">
            <text:p>1,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14818">
            <text:p>0,000014818</text:p>
          </table:table-cell>
          <table:table-cell office:value-type="float" office:value="0.0218866">
            <text:p>0,0218866</text:p>
          </table:table-cell>
          <table:table-cell office:value-type="float" office:value="0.000215956">
            <text:p>0,000215956</text:p>
          </table:table-cell>
          <table:table-cell office:value-type="float" office:value="0.113755">
            <text:p>0,113755</text:p>
          </table:table-cell>
          <table:table-cell table:style-name="ce1" table:formula="of:=[.E41]/[.E123]" office:value-type="float" office:value="0.916487187376379">
            <text:p>0,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11899">
            <text:p>0,000011899</text:p>
          </table:table-cell>
          <table:table-cell office:value-type="float" office:value="0.0176818">
            <text:p>0,0176818</text:p>
          </table:table-cell>
          <table:table-cell office:value-type="float" office:value="0.00017497">
            <text:p>0,00017497</text:p>
          </table:table-cell>
          <table:table-cell office:value-type="float" office:value="0.092118">
            <text:p>0,092118</text:p>
          </table:table-cell>
          <table:table-cell table:style-name="ce1" table:formula="of:=[.E42]/[.E124]" office:value-type="float" office:value="0.397924401311362">
            <text:p>0,40</text:p>
          </table:table-cell>
        </table:table-row>
      </table:table>
      <table:table table:name="Sheet2" table:style-name="ta1">
        <table:shapes>
          <draw:frame draw:z-index="0" draw:style-name="gr1" svg:width="19.595cm" svg:height="15.954cm" svg:x="18.313cm" svg:y="1.387cm">
            <draw:object draw:notify-on-update-of-ranges="Sheet2.A4:Sheet2.A20 Sheet2.F3:Sheet2.F3 Sheet2.F4:Sheet2.F20 Sheet2.A66:Sheet2.A82 Sheet2.F65:Sheet2.F65 Sheet2.F66:Sheet2.F82 Sheet2.A46:Sheet2.A62 Sheet2.F45:Sheet2.F45 Sheet2.F46:Sheet2.F62 Sheet2.A26:Sheet2.A42 Sheet2.F25:Sheet2.F25 Sheet2.F26:Sheet2.F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18.212cm" svg:y="18.535cm">
            <draw:object draw:notify-on-update-of-ranges="Sheet2.F45:Sheet2.F45 Sheet2.F46:Sheet2.F62 Sheet2.A46:Sheet2.A62 Sheet2.F103:Sheet2.F103 Sheet2.F104:Sheet2.F120 Sheet2.A104:Sheet2.A120 Sheet2.F84:Sheet2.F84 Sheet2.F85:Sheet2.F101 Sheet2.A85:Sheet2.A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CHED_BATCH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>
            <text:p>Paritioned (BATCH)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26826">
            <text:p>0,00026826</text:p>
          </table:table-cell>
          <table:table-cell office:value-type="float" office:value="3.6761566">
            <text:p>3,6761566</text:p>
          </table:table-cell>
          <table:table-cell office:value-type="float" office:value="0.036759232">
            <text:p>0,036759232</text:p>
          </table:table-cell>
          <table:table-cell office:value-type="float" office:value="18.42461">
            <text:p>18,42461</text:p>
          </table:table-cell>
          <table:table-cell table:formula="of:=['Scheduling Strategies'.E26]/[.E4]" office:value-type="float" office:value="5.62026626343787">
            <text:p>5,6202662634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34874">
            <text:p>0,000234874</text:p>
          </table:table-cell>
          <table:table-cell office:value-type="float" office:value="2.7723512">
            <text:p>2,7723512</text:p>
          </table:table-cell>
          <table:table-cell office:value-type="float" office:value="0.027720756">
            <text:p>0,027720756</text:p>
          </table:table-cell>
          <table:table-cell office:value-type="float" office:value="13.937361">
            <text:p>13,937361</text:p>
          </table:table-cell>
          <table:table-cell table:formula="of:=['Scheduling Strategies'.E27]/[.E5]" office:value-type="float" office:value="5.70218407918113">
            <text:p>5,7021840792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02285">
            <text:p>0,000202285</text:p>
          </table:table-cell>
          <table:table-cell office:value-type="float" office:value="2.0580334">
            <text:p>2,0580334</text:p>
          </table:table-cell>
          <table:table-cell office:value-type="float" office:value="0.020577946">
            <text:p>0,020577946</text:p>
          </table:table-cell>
          <table:table-cell office:value-type="float" office:value="10.355544">
            <text:p>10,355544</text:p>
          </table:table-cell>
          <table:table-cell table:formula="of:=['Scheduling Strategies'.E28]/[.E6]" office:value-type="float" office:value="5.65406211397489">
            <text:p>5,654062114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69608">
            <text:p>0,000169608</text:p>
          </table:table-cell>
          <table:table-cell office:value-type="float" office:value="1.4451852">
            <text:p>1,4451852</text:p>
          </table:table-cell>
          <table:table-cell office:value-type="float" office:value="0.0144497">
            <text:p>0,0144497</text:p>
          </table:table-cell>
          <table:table-cell office:value-type="float" office:value="7.3321">
            <text:p>7,3321</text:p>
          </table:table-cell>
          <table:table-cell table:formula="of:=['Scheduling Strategies'.E29]/[.E7]" office:value-type="float" office:value="5.56967430886104">
            <text:p>5,5696743089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38306">
            <text:p>0,000138306</text:p>
          </table:table-cell>
          <table:table-cell office:value-type="float" office:value="0.9526094">
            <text:p>0,9526094</text:p>
          </table:table-cell>
          <table:table-cell office:value-type="float" office:value="0.009523898">
            <text:p>0,009523898</text:p>
          </table:table-cell>
          <table:table-cell office:value-type="float" office:value="4.797294">
            <text:p>4,797294</text:p>
          </table:table-cell>
          <table:table-cell table:formula="of:=['Scheduling Strategies'.E30]/[.E8]" office:value-type="float" office:value="5.4723954796183">
            <text:p>5,4723954796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03857">
            <text:p>0,000103857</text:p>
          </table:table-cell>
          <table:table-cell office:value-type="float" office:value="0.5430678">
            <text:p>0,5430678</text:p>
          </table:table-cell>
          <table:table-cell office:value-type="float" office:value="0.005428254">
            <text:p>0,005428254</text:p>
          </table:table-cell>
          <table:table-cell office:value-type="float" office:value="2.750886">
            <text:p>2,750886</text:p>
          </table:table-cell>
          <table:table-cell table:formula="of:=['Scheduling Strategies'.E31]/[.E9]" office:value-type="float" office:value="5.42061575797761">
            <text:p>5,42061575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70946">
            <text:p>0,000070946</text:p>
          </table:table-cell>
          <table:table-cell office:value-type="float" office:value="0.2746022">
            <text:p>0,2746022</text:p>
          </table:table-cell>
          <table:table-cell office:value-type="float" office:value="0.002739842">
            <text:p>0,002739842</text:p>
          </table:table-cell>
          <table:table-cell office:value-type="float" office:value="1.412212">
            <text:p>1,412212</text:p>
          </table:table-cell>
          <table:table-cell table:formula="of:=['Scheduling Strategies'.E32]/[.E10]" office:value-type="float" office:value="4.78593865510278">
            <text:p>4,785938655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45389">
            <text:p>0,000045389</text:p>
          </table:table-cell>
          <table:table-cell office:value-type="float" office:value="0.1321756">
            <text:p>0,1321756</text:p>
          </table:table-cell>
          <table:table-cell office:value-type="float" office:value="0.00132042">
            <text:p>0,00132042</text:p>
          </table:table-cell>
          <table:table-cell office:value-type="float" office:value="0.684447">
            <text:p>0,684447</text:p>
          </table:table-cell>
          <table:table-cell table:formula="of:=['Scheduling Strategies'.E33]/[.E11]" office:value-type="float" office:value="2.61462757525418">
            <text:p>2,6146275753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6607">
            <text:p>0,000036607</text:p>
          </table:table-cell>
          <table:table-cell office:value-type="float" office:value="0.0780002">
            <text:p>0,0780002</text:p>
          </table:table-cell>
          <table:table-cell office:value-type="float" office:value="0.000777198">
            <text:p>0,000777198</text:p>
          </table:table-cell>
          <table:table-cell office:value-type="float" office:value="0.407449">
            <text:p>0,407449</text:p>
          </table:table-cell>
          <table:table-cell table:formula="of:=['Scheduling Strategies'.E34]/[.E12]" office:value-type="float" office:value="3.59912283500512">
            <text:p>3,59912283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3185">
            <text:p>0,000033185</text:p>
          </table:table-cell>
          <table:table-cell office:value-type="float" office:value="0.0907074">
            <text:p>0,0907074</text:p>
          </table:table-cell>
          <table:table-cell office:value-type="float" office:value="0.000905606">
            <text:p>0,000905606</text:p>
          </table:table-cell>
          <table:table-cell office:value-type="float" office:value="0.472902">
            <text:p>0,472902</text:p>
          </table:table-cell>
          <table:table-cell table:formula="of:=['Scheduling Strategies'.E35]/[.E13]" office:value-type="float" office:value="2.48916900330301">
            <text:p>2,489169003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9377">
            <text:p>0,000029377</text:p>
          </table:table-cell>
          <table:table-cell office:value-type="float" office:value="0.0558382">
            <text:p>0,0558382</text:p>
          </table:table-cell>
          <table:table-cell office:value-type="float" office:value="0.000555842">
            <text:p>0,000555842</text:p>
          </table:table-cell>
          <table:table-cell office:value-type="float" office:value="0.294593">
            <text:p>0,294593</text:p>
          </table:table-cell>
          <table:table-cell table:formula="of:=['Scheduling Strategies'.E36]/[.E14]" office:value-type="float" office:value="3.11770137104412">
            <text:p>3,11770137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6224">
            <text:p>0,000026224</text:p>
          </table:table-cell>
          <table:table-cell office:value-type="float" office:value="0.050413">
            <text:p>0,050413</text:p>
          </table:table-cell>
          <table:table-cell office:value-type="float" office:value="0.000501826">
            <text:p>0,000501826</text:p>
          </table:table-cell>
          <table:table-cell office:value-type="float" office:value="0.258535">
            <text:p>0,258535</text:p>
          </table:table-cell>
          <table:table-cell table:formula="of:=['Scheduling Strategies'.E37]/[.E15]" office:value-type="float" office:value="2.7589533332044">
            <text:p>2,758953333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2819">
            <text:p>0,000022819</text:p>
          </table:table-cell>
          <table:table-cell office:value-type="float" office:value="0.0388168">
            <text:p>0,0388168</text:p>
          </table:table-cell>
          <table:table-cell office:value-type="float" office:value="0.00038581">
            <text:p>0,00038581</text:p>
          </table:table-cell>
          <table:table-cell office:value-type="float" office:value="0.206779">
            <text:p>0,206779</text:p>
          </table:table-cell>
          <table:table-cell table:formula="of:=['Scheduling Strategies'.E38]/[.E16]" office:value-type="float" office:value="2.40439793209175">
            <text:p>2,404397932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23709">
            <text:p>0,000023709</text:p>
          </table:table-cell>
          <table:table-cell office:value-type="float" office:value="0.0319482">
            <text:p>0,0319482</text:p>
          </table:table-cell>
          <table:table-cell office:value-type="float" office:value="0.000318022">
            <text:p>0,000318022</text:p>
          </table:table-cell>
          <table:table-cell office:value-type="float" office:value="0.17162">
            <text:p>0,17162</text:p>
          </table:table-cell>
          <table:table-cell table:formula="of:=['Scheduling Strategies'.E39]/[.E17]" office:value-type="float" office:value="1.94758769374199">
            <text:p>1,9475876937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7785">
            <text:p>0,000017785</text:p>
          </table:table-cell>
          <table:table-cell office:value-type="float" office:value="0.0272514">
            <text:p>0,0272514</text:p>
          </table:table-cell>
          <table:table-cell office:value-type="float" office:value="0.000268102">
            <text:p>0,000268102</text:p>
          </table:table-cell>
          <table:table-cell office:value-type="float" office:value="0.14702">
            <text:p>0,14702</text:p>
          </table:table-cell>
          <table:table-cell table:formula="of:=['Scheduling Strategies'.E40]/[.E18]" office:value-type="float" office:value="1.38538974289212">
            <text:p>1,385389742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14477">
            <text:p>0,000014477</text:p>
          </table:table-cell>
          <table:table-cell office:value-type="float" office:value="0.0256022">
            <text:p>0,0256022</text:p>
          </table:table-cell>
          <table:table-cell office:value-type="float" office:value="0.000253006">
            <text:p>0,000253006</text:p>
          </table:table-cell>
          <table:table-cell office:value-type="float" office:value="0.136305">
            <text:p>0,136305</text:p>
          </table:table-cell>
          <table:table-cell table:formula="of:=['Scheduling Strategies'.E41]/[.E19]" office:value-type="float" office:value="0.764865558856975">
            <text:p>0,764865558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14314">
            <text:p>0,000014314</text:p>
          </table:table-cell>
          <table:table-cell office:value-type="float" office:value="0.017987">
            <text:p>0,017987</text:p>
          </table:table-cell>
          <table:table-cell office:value-type="float" office:value="0.000176226">
            <text:p>0,000176226</text:p>
          </table:table-cell>
          <table:table-cell office:value-type="float" office:value="0.095921">
            <text:p>0,095921</text:p>
          </table:table-cell>
          <table:table-cell table:formula="of:=['Scheduling Strategies'.E42]/[.E20]" office:value-type="float" office:value="0.3821478091346">
            <text:p>0,3821478091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Scattered (BATCH)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265516">
            <text:p>0,000265516</text:p>
          </table:table-cell>
          <table:table-cell office:value-type="float" office:value="3.0789252">
            <text:p>3,0789252</text:p>
          </table:table-cell>
          <table:table-cell office:value-type="float" office:value="0.030787784">
            <text:p>0,030787784</text:p>
          </table:table-cell>
          <table:table-cell office:value-type="float" office:value="15.428874">
            <text:p>15,428874</text:p>
          </table:table-cell>
          <table:table-cell table:formula="of:=['Scheduling Strategies'.E26]/[.E26]" office:value-type="float" office:value="6.71152113887248">
            <text:p>6,7115211389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30712">
            <text:p>0,000230712</text:p>
          </table:table-cell>
          <table:table-cell office:value-type="float" office:value="2.3557056">
            <text:p>2,3557056</text:p>
          </table:table-cell>
          <table:table-cell office:value-type="float" office:value="0.023554736">
            <text:p>0,023554736</text:p>
          </table:table-cell>
          <table:table-cell office:value-type="float" office:value="11.833654">
            <text:p>11,833654</text:p>
          </table:table-cell>
          <table:table-cell table:formula="of:=['Scheduling Strategies'.E27]/[.E27]" office:value-type="float" office:value="6.71587981193298">
            <text:p>6,7158798119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09986">
            <text:p>0,000209986</text:p>
          </table:table-cell>
          <table:table-cell office:value-type="float" office:value="2.0357672">
            <text:p>2,0357672</text:p>
          </table:table-cell>
          <table:table-cell office:value-type="float" office:value="0.02035521">
            <text:p>0,02035521</text:p>
          </table:table-cell>
          <table:table-cell office:value-type="float" office:value="10.21498">
            <text:p>10,21498</text:p>
          </table:table-cell>
          <table:table-cell table:formula="of:=['Scheduling Strategies'.E28]/[.E28]" office:value-type="float" office:value="5.73186526062704">
            <text:p>5,7318652606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68852">
            <text:p>0,000168852</text:p>
          </table:table-cell>
          <table:table-cell office:value-type="float" office:value="1.246633">
            <text:p>1,246633</text:p>
          </table:table-cell>
          <table:table-cell office:value-type="float" office:value="0.012464654">
            <text:p>0,012464654</text:p>
          </table:table-cell>
          <table:table-cell office:value-type="float" office:value="6.263996">
            <text:p>6,263996</text:p>
          </table:table-cell>
          <table:table-cell table:formula="of:=['Scheduling Strategies'.E29]/[.E29]" office:value-type="float" office:value="6.5193861873475">
            <text:p>6,5193861873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35109">
            <text:p>0,000135109</text:p>
          </table:table-cell>
          <table:table-cell office:value-type="float" office:value="0.8043932">
            <text:p>0,8043932</text:p>
          </table:table-cell>
          <table:table-cell office:value-type="float" office:value="0.008042374">
            <text:p>0,008042374</text:p>
          </table:table-cell>
          <table:table-cell office:value-type="float" office:value="4.043833">
            <text:p>4,043833</text:p>
          </table:table-cell>
          <table:table-cell table:formula="of:=['Scheduling Strategies'.E30]/[.E30]" office:value-type="float" office:value="6.49203119911233">
            <text:p>6,492031199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0375">
            <text:p>0,00010375</text:p>
          </table:table-cell>
          <table:table-cell office:value-type="float" office:value="0.4684398">
            <text:p>0,4684398</text:p>
          </table:table-cell>
          <table:table-cell office:value-type="float" office:value="0.004682298">
            <text:p>0,004682298</text:p>
          </table:table-cell>
          <table:table-cell office:value-type="float" office:value="2.359529">
            <text:p>2,359529</text:p>
          </table:table-cell>
          <table:table-cell table:formula="of:=['Scheduling Strategies'.E31]/[.E31]" office:value-type="float" office:value="6.31969176899288">
            <text:p>6,319691769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717">
            <text:p>0,0000717</text:p>
          </table:table-cell>
          <table:table-cell office:value-type="float" office:value="0.2289972">
            <text:p>0,2289972</text:p>
          </table:table-cell>
          <table:table-cell office:value-type="float" office:value="0.002287842">
            <text:p>0,002287842</text:p>
          </table:table-cell>
          <table:table-cell office:value-type="float" office:value="1.164095">
            <text:p>1,164095</text:p>
          </table:table-cell>
          <table:table-cell table:formula="of:=['Scheduling Strategies'.E32]/[.E32]" office:value-type="float" office:value="5.80602098625971">
            <text:p>5,806020986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40145">
            <text:p>0,000040145</text:p>
          </table:table-cell>
          <table:table-cell office:value-type="float" office:value="0.0779776">
            <text:p>0,0779776</text:p>
          </table:table-cell>
          <table:table-cell office:value-type="float" office:value="0.000777522">
            <text:p>0,000777522</text:p>
          </table:table-cell>
          <table:table-cell office:value-type="float" office:value="0.406978">
            <text:p>0,406978</text:p>
          </table:table-cell>
          <table:table-cell table:formula="of:=['Scheduling Strategies'.E33]/[.E33]" office:value-type="float" office:value="4.39722540284733">
            <text:p>4,397225402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6119">
            <text:p>0,000036119</text:p>
          </table:table-cell>
          <table:table-cell office:value-type="float" office:value="0.0658612">
            <text:p>0,0658612</text:p>
          </table:table-cell>
          <table:table-cell office:value-type="float" office:value="0.000656248">
            <text:p>0,000656248</text:p>
          </table:table-cell>
          <table:table-cell office:value-type="float" office:value="0.337322">
            <text:p>0,337322</text:p>
          </table:table-cell>
          <table:table-cell table:formula="of:=['Scheduling Strategies'.E34]/[.E34]" office:value-type="float" office:value="4.34735653174119">
            <text:p>4,3473565317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394">
            <text:p>0,00003394</text:p>
          </table:table-cell>
          <table:table-cell office:value-type="float" office:value="0.0598422">
            <text:p>0,0598422</text:p>
          </table:table-cell>
          <table:table-cell office:value-type="float" office:value="0.000595754">
            <text:p>0,000595754</text:p>
          </table:table-cell>
          <table:table-cell office:value-type="float" office:value="0.308987">
            <text:p>0,308987</text:p>
          </table:table-cell>
          <table:table-cell table:formula="of:=['Scheduling Strategies'.E35]/[.E35]" office:value-type="float" office:value="3.8096521860143">
            <text:p>3,809652186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9869">
            <text:p>0,000029869</text:p>
          </table:table-cell>
          <table:table-cell office:value-type="float" office:value="0.0487216">
            <text:p>0,0487216</text:p>
          </table:table-cell>
          <table:table-cell office:value-type="float" office:value="0.000484452">
            <text:p>0,000484452</text:p>
          </table:table-cell>
          <table:table-cell office:value-type="float" office:value="0.249732">
            <text:p>0,249732</text:p>
          </table:table-cell>
          <table:table-cell table:formula="of:=['Scheduling Strategies'.E36]/[.E36]" office:value-type="float" office:value="3.67775455288069">
            <text:p>3,677754552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7504">
            <text:p>0,000027504</text:p>
          </table:table-cell>
          <table:table-cell office:value-type="float" office:value="0.0443868">
            <text:p>0,0443868</text:p>
          </table:table-cell>
          <table:table-cell office:value-type="float" office:value="0.00044152">
            <text:p>0,00044152</text:p>
          </table:table-cell>
          <table:table-cell office:value-type="float" office:value="0.228412">
            <text:p>0,228412</text:p>
          </table:table-cell>
          <table:table-cell table:formula="of:=['Scheduling Strategies'.E37]/[.E37]" office:value-type="float" office:value="3.12280440607324">
            <text:p>3,122804406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4112">
            <text:p>0,000024112</text:p>
          </table:table-cell>
          <table:table-cell office:value-type="float" office:value="0.0366974">
            <text:p>0,0366974</text:p>
          </table:table-cell>
          <table:table-cell office:value-type="float" office:value="0.000364968">
            <text:p>0,000364968</text:p>
          </table:table-cell>
          <table:table-cell office:value-type="float" office:value="0.198085">
            <text:p>0,198085</text:p>
          </table:table-cell>
          <table:table-cell table:formula="of:=['Scheduling Strategies'.E38]/[.E38]" office:value-type="float" office:value="2.50992755635207">
            <text:p>2,5099275564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22095">
            <text:p>0,000022095</text:p>
          </table:table-cell>
          <table:table-cell office:value-type="float" office:value="0.0333966">
            <text:p>0,0333966</text:p>
          </table:table-cell>
          <table:table-cell office:value-type="float" office:value="0.000330532">
            <text:p>0,000330532</text:p>
          </table:table-cell>
          <table:table-cell office:value-type="float" office:value="0.179867">
            <text:p>0,179867</text:p>
          </table:table-cell>
          <table:table-cell table:formula="of:=['Scheduling Strategies'.E39]/[.E39]" office:value-type="float" office:value="1.85828973630516">
            <text:p>1,858289736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7302">
            <text:p>0,000017302</text:p>
          </table:table-cell>
          <table:table-cell office:value-type="float" office:value="0.0217564">
            <text:p>0,0217564</text:p>
          </table:table-cell>
          <table:table-cell office:value-type="float" office:value="0.000215924">
            <text:p>0,000215924</text:p>
          </table:table-cell>
          <table:table-cell office:value-type="float" office:value="0.114998">
            <text:p>0,114998</text:p>
          </table:table-cell>
          <table:table-cell table:formula="of:=['Scheduling Strategies'.E40]/[.E40]" office:value-type="float" office:value="1.77116123758674">
            <text:p>1,771161237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15232">
            <text:p>0,000015232</text:p>
          </table:table-cell>
          <table:table-cell office:value-type="float" office:value="0.02254">
            <text:p>0,02254</text:p>
          </table:table-cell>
          <table:table-cell office:value-type="float" office:value="0.000222994">
            <text:p>0,000222994</text:p>
          </table:table-cell>
          <table:table-cell office:value-type="float" office:value="0.12093">
            <text:p>0,12093</text:p>
          </table:table-cell>
          <table:table-cell table:formula="of:=['Scheduling Strategies'.E41]/[.E41]" office:value-type="float" office:value="0.862110311750599">
            <text:p>0,862110311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11191">
            <text:p>0,000011191</text:p>
          </table:table-cell>
          <table:table-cell office:value-type="float" office:value="0.0184362">
            <text:p>0,0184362</text:p>
          </table:table-cell>
          <table:table-cell office:value-type="float" office:value="0.00018198">
            <text:p>0,00018198</text:p>
          </table:table-cell>
          <table:table-cell office:value-type="float" office:value="0.098043">
            <text:p>0,098043</text:p>
          </table:table-cell>
          <table:table-cell table:formula="of:=['Scheduling Strategies'.E42]/[.E42]" office:value-type="float" office:value="0.373876768356741">
            <text:p>0,373876768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Paritioned (FIFO)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269471">
            <text:p>0,000269471</text:p>
          </table:table-cell>
          <table:table-cell office:value-type="float" office:value="3.6875414">
            <text:p>3,6875414</text:p>
          </table:table-cell>
          <table:table-cell office:value-type="float" office:value="0.036873736">
            <text:p>0,036873736</text:p>
          </table:table-cell>
          <table:table-cell office:value-type="float" office:value="18.472692">
            <text:p>18,472692</text:p>
          </table:table-cell>
          <table:table-cell table:formula="of:=['Scheduling Strategies'.E26]/[.E46]" office:value-type="float" office:value="5.60563744580379">
            <text:p>5,6056374458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35937">
            <text:p>0,000235937</text:p>
          </table:table-cell>
          <table:table-cell office:value-type="float" office:value="2.7808356">
            <text:p>2,7808356</text:p>
          </table:table-cell>
          <table:table-cell office:value-type="float" office:value="0.027806732">
            <text:p>0,027806732</text:p>
          </table:table-cell>
          <table:table-cell office:value-type="float" office:value="13.939749">
            <text:p>13,939749</text:p>
          </table:table-cell>
          <table:table-cell table:formula="of:=['Scheduling Strategies'.E27]/[.E47]" office:value-type="float" office:value="5.7012072455537">
            <text:p>5,7012072456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01585">
            <text:p>0,000201585</text:p>
          </table:table-cell>
          <table:table-cell office:value-type="float" office:value="2.0358678">
            <text:p>2,0358678</text:p>
          </table:table-cell>
          <table:table-cell office:value-type="float" office:value="0.020356536">
            <text:p>0,020356536</text:p>
          </table:table-cell>
          <table:table-cell office:value-type="float" office:value="10.210145">
            <text:p>10,210145</text:p>
          </table:table-cell>
          <table:table-cell table:formula="of:=['Scheduling Strategies'.E28]/[.E48]" office:value-type="float" office:value="5.73457957746927">
            <text:p>5,7345795775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98192">
            <text:p>0,000198192</text:p>
          </table:table-cell>
          <table:table-cell office:value-type="float" office:value="2.8152154">
            <text:p>2,8152154</text:p>
          </table:table-cell>
          <table:table-cell office:value-type="float" office:value="0.028150806">
            <text:p>0,028150806</text:p>
          </table:table-cell>
          <table:table-cell office:value-type="float" office:value="14.112793">
            <text:p>14,112793</text:p>
          </table:table-cell>
          <table:table-cell table:formula="of:=['Scheduling Strategies'.E29]/[.E49]" office:value-type="float" office:value="2.89364472362062">
            <text:p>2,8936447236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36234">
            <text:p>0,000136234</text:p>
          </table:table-cell>
          <table:table-cell office:value-type="float" office:value="0.9455784">
            <text:p>0,9455784</text:p>
          </table:table-cell>
          <table:table-cell office:value-type="float" office:value="0.009453362">
            <text:p>0,009453362</text:p>
          </table:table-cell>
          <table:table-cell office:value-type="float" office:value="4.74842">
            <text:p>4,74842</text:p>
          </table:table-cell>
          <table:table-cell table:formula="of:=['Scheduling Strategies'.E30]/[.E50]" office:value-type="float" office:value="5.52872113250302">
            <text:p>5,5287211325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03837">
            <text:p>0,000103837</text:p>
          </table:table-cell>
          <table:table-cell office:value-type="float" office:value="1.0604276">
            <text:p>1,0604276</text:p>
          </table:table-cell>
          <table:table-cell office:value-type="float" office:value="0.010599886">
            <text:p>0,010599886</text:p>
          </table:table-cell>
          <table:table-cell office:value-type="float" office:value="5.318337">
            <text:p>5,318337</text:p>
          </table:table-cell>
          <table:table-cell table:formula="of:=['Scheduling Strategies'.E31]/[.E51]" office:value-type="float" office:value="2.80378922960316">
            <text:p>2,8037892296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83717">
            <text:p>0,000083717</text:p>
          </table:table-cell>
          <table:table-cell office:value-type="float" office:value="0.4942332">
            <text:p>0,4942332</text:p>
          </table:table-cell>
          <table:table-cell office:value-type="float" office:value="0.00494094">
            <text:p>0,00494094</text:p>
          </table:table-cell>
          <table:table-cell office:value-type="float" office:value="2.48404">
            <text:p>2,48404</text:p>
          </table:table-cell>
          <table:table-cell table:formula="of:=['Scheduling Strategies'.E32]/[.E52]" office:value-type="float" office:value="2.72087405999903">
            <text:p>2,7208740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40447">
            <text:p>0,000040447</text:p>
          </table:table-cell>
          <table:table-cell office:value-type="float" office:value="0.0896436">
            <text:p>0,0896436</text:p>
          </table:table-cell>
          <table:table-cell office:value-type="float" office:value="0.000895176">
            <text:p>0,000895176</text:p>
          </table:table-cell>
          <table:table-cell office:value-type="float" office:value="0.457022">
            <text:p>0,457022</text:p>
          </table:table-cell>
          <table:table-cell table:formula="of:=['Scheduling Strategies'.E33]/[.E53]" office:value-type="float" office:value="3.91572834568139">
            <text:p>3,915728345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4873">
            <text:p>0,000034873</text:p>
          </table:table-cell>
          <table:table-cell office:value-type="float" office:value="0.124408">
            <text:p>0,124408</text:p>
          </table:table-cell>
          <table:table-cell office:value-type="float" office:value="0.001241798">
            <text:p>0,001241798</text:p>
          </table:table-cell>
          <table:table-cell office:value-type="float" office:value="0.629254">
            <text:p>0,629254</text:p>
          </table:table-cell>
          <table:table-cell table:formula="of:=['Scheduling Strategies'.E34]/[.E54]" office:value-type="float" office:value="2.33047227351753">
            <text:p>2,330472273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3293">
            <text:p>0,000033293</text:p>
          </table:table-cell>
          <table:table-cell office:value-type="float" office:value="0.0671694">
            <text:p>0,0671694</text:p>
          </table:table-cell>
          <table:table-cell office:value-type="float" office:value="0.000670358">
            <text:p>0,000670358</text:p>
          </table:table-cell>
          <table:table-cell office:value-type="float" office:value="0.342855">
            <text:p>0,342855</text:p>
          </table:table-cell>
          <table:table-cell table:formula="of:=['Scheduling Strategies'.E35]/[.E55]" office:value-type="float" office:value="3.43332604162109">
            <text:p>3,4333260416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30421">
            <text:p>0,000030421</text:p>
          </table:table-cell>
          <table:table-cell office:value-type="float" office:value="0.114504">
            <text:p>0,114504</text:p>
          </table:table-cell>
          <table:table-cell office:value-type="float" office:value="0.001143756">
            <text:p>0,001143756</text:p>
          </table:table-cell>
          <table:table-cell office:value-type="float" office:value="0.578567">
            <text:p>0,578567</text:p>
          </table:table-cell>
          <table:table-cell table:formula="of:=['Scheduling Strategies'.E36]/[.E56]" office:value-type="float" office:value="1.58746178057165">
            <text:p>1,587461780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5568">
            <text:p>0,000025568</text:p>
          </table:table-cell>
          <table:table-cell office:value-type="float" office:value="0.059763">
            <text:p>0,059763</text:p>
          </table:table-cell>
          <table:table-cell office:value-type="float" office:value="0.000594758">
            <text:p>0,000594758</text:p>
          </table:table-cell>
          <table:table-cell office:value-type="float" office:value="0.304684">
            <text:p>0,304684</text:p>
          </table:table-cell>
          <table:table-cell table:formula="of:=['Scheduling Strategies'.E37]/[.E57]" office:value-type="float" office:value="2.34106812303895">
            <text:p>2,34106812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4215">
            <text:p>0,000024215</text:p>
          </table:table-cell>
          <table:table-cell office:value-type="float" office:value="0.0347434">
            <text:p>0,0347434</text:p>
          </table:table-cell>
          <table:table-cell office:value-type="float" office:value="0.000346126">
            <text:p>0,000346126</text:p>
          </table:table-cell>
          <table:table-cell office:value-type="float" office:value="0.180373">
            <text:p>0,180373</text:p>
          </table:table-cell>
          <table:table-cell table:formula="of:=['Scheduling Strategies'.E38]/[.E58]" office:value-type="float" office:value="2.75639369528699">
            <text:p>2,756393695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9566">
            <text:p>0,000019566</text:p>
          </table:table-cell>
          <table:table-cell office:value-type="float" office:value="0.0410842">
            <text:p>0,0410842</text:p>
          </table:table-cell>
          <table:table-cell office:value-type="float" office:value="0.000405516">
            <text:p>0,000405516</text:p>
          </table:table-cell>
          <table:table-cell office:value-type="float" office:value="0.210491">
            <text:p>0,210491</text:p>
          </table:table-cell>
          <table:table-cell table:formula="of:=['Scheduling Strategies'.E39]/[.E59]" office:value-type="float" office:value="1.58793012527852">
            <text:p>1,587930125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7254">
            <text:p>0,000017254</text:p>
          </table:table-cell>
          <table:table-cell office:value-type="float" office:value="0.0310242">
            <text:p>0,0310242</text:p>
          </table:table-cell>
          <table:table-cell office:value-type="float" office:value="0.000308646">
            <text:p>0,000308646</text:p>
          </table:table-cell>
          <table:table-cell office:value-type="float" office:value="0.16003">
            <text:p>0,16003</text:p>
          </table:table-cell>
          <table:table-cell table:formula="of:=['Scheduling Strategies'.E40]/[.E60]" office:value-type="float" office:value="1.27276135724552">
            <text:p>1,272761357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14227">
            <text:p>0,000014227</text:p>
          </table:table-cell>
          <table:table-cell office:value-type="float" office:value="0.024463">
            <text:p>0,024463</text:p>
          </table:table-cell>
          <table:table-cell office:value-type="float" office:value="0.000241256">
            <text:p>0,000241256</text:p>
          </table:table-cell>
          <table:table-cell office:value-type="float" office:value="0.126704">
            <text:p>0,126704</text:p>
          </table:table-cell>
          <table:table-cell table:formula="of:=['Scheduling Strategies'.E41]/[.E61]" office:value-type="float" office:value="0.822823273140548">
            <text:p>0,822823273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14939">
            <text:p>0,000014939</text:p>
          </table:table-cell>
          <table:table-cell office:value-type="float" office:value="0.0199156">
            <text:p>0,0199156</text:p>
          </table:table-cell>
          <table:table-cell office:value-type="float" office:value="0.000196584">
            <text:p>0,000196584</text:p>
          </table:table-cell>
          <table:table-cell office:value-type="float" office:value="0.103027">
            <text:p>0,103027</text:p>
          </table:table-cell>
          <table:table-cell table:formula="of:=['Scheduling Strategies'.E42]/[.E62]" office:value-type="float" office:value="0.355790229745601">
            <text:p>0,3557902297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Partitioned(NORMAL)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26927">
            <text:p>0,00026927</text:p>
          </table:table-cell>
          <table:table-cell office:value-type="float" office:value="3.6259046">
            <text:p>3,6259046</text:p>
          </table:table-cell>
          <table:table-cell office:value-type="float" office:value="0.03625703">
            <text:p>0,03625703</text:p>
          </table:table-cell>
          <table:table-cell office:value-type="float" office:value="18.163798">
            <text:p>18,163798</text:p>
          </table:table-cell>
          <table:table-cell table:formula="of:=['Scheduling Strategies'.E26]/[.E66]" office:value-type="float" office:value="5.70096705545834">
            <text:p>5,7009670555</text:p>
          </table:table-cell>
          <table:table-cell/>
          <table:table-cell table:formula="of:=800*[.B66]" office:value-type="float" office:value="0.215416">
            <text:p>0,215416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76427">
            <text:p>0,000276427</text:p>
          </table:table-cell>
          <table:table-cell office:value-type="float" office:value="5.4635776">
            <text:p>5,4635776</text:p>
          </table:table-cell>
          <table:table-cell office:value-type="float" office:value="0.054631754">
            <text:p>0,054631754</text:p>
          </table:table-cell>
          <table:table-cell office:value-type="float" office:value="27.352891">
            <text:p>27,352891</text:p>
          </table:table-cell>
          <table:table-cell table:formula="of:=['Scheduling Strategies'.E27]/[.E67]" office:value-type="float" office:value="2.90548439651224">
            <text:p>2,9054843965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02166">
            <text:p>0,000202166</text:p>
          </table:table-cell>
          <table:table-cell office:value-type="float" office:value="2.0599742">
            <text:p>2,0599742</text:p>
          </table:table-cell>
          <table:table-cell office:value-type="float" office:value="0.02059743">
            <text:p>0,02059743</text:p>
          </table:table-cell>
          <table:table-cell office:value-type="float" office:value="10.409097">
            <text:p>10,409097</text:p>
          </table:table-cell>
          <table:table-cell table:formula="of:=['Scheduling Strategies'.E28]/[.E68]" office:value-type="float" office:value="5.62497294433898">
            <text:p>5,6249729443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69508">
            <text:p>0,000169508</text:p>
          </table:table-cell>
          <table:table-cell office:value-type="float" office:value="1.47591">
            <text:p>1,47591</text:p>
          </table:table-cell>
          <table:table-cell office:value-type="float" office:value="0.014757782">
            <text:p>0,014757782</text:p>
          </table:table-cell>
          <table:table-cell office:value-type="float" office:value="7.463214">
            <text:p>7,463214</text:p>
          </table:table-cell>
          <table:table-cell table:formula="of:=['Scheduling Strategies'.E29]/[.E69]" office:value-type="float" office:value="5.47182607922003">
            <text:p>5,471826079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36827">
            <text:p>0,000136827</text:p>
          </table:table-cell>
          <table:table-cell office:value-type="float" office:value="0.927309">
            <text:p>0,927309</text:p>
          </table:table-cell>
          <table:table-cell office:value-type="float" office:value="0.009270466">
            <text:p>0,009270466</text:p>
          </table:table-cell>
          <table:table-cell office:value-type="float" office:value="4.65974">
            <text:p>4,65974</text:p>
          </table:table-cell>
          <table:table-cell table:formula="of:=['Scheduling Strategies'.E30]/[.E70]" office:value-type="float" office:value="5.63393880345255">
            <text:p>5,6339388035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03753">
            <text:p>0,000103753</text:p>
          </table:table-cell>
          <table:table-cell office:value-type="float" office:value="0.5411954">
            <text:p>0,5411954</text:p>
          </table:table-cell>
          <table:table-cell office:value-type="float" office:value="0.005409332">
            <text:p>0,005409332</text:p>
          </table:table-cell>
          <table:table-cell office:value-type="float" office:value="2.769831">
            <text:p>2,769831</text:p>
          </table:table-cell>
          <table:table-cell table:formula="of:=['Scheduling Strategies'.E31]/[.E71]" office:value-type="float" office:value="5.38354000659246">
            <text:p>5,3835400066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72181">
            <text:p>0,000072181</text:p>
          </table:table-cell>
          <table:table-cell office:value-type="float" office:value="0.264784">
            <text:p>0,264784</text:p>
          </table:table-cell>
          <table:table-cell office:value-type="float" office:value="0.002645702">
            <text:p>0,002645702</text:p>
          </table:table-cell>
          <table:table-cell office:value-type="float" office:value="1.336714">
            <text:p>1,336714</text:p>
          </table:table-cell>
          <table:table-cell table:formula="of:=['Scheduling Strategies'.E32]/[.E72]" office:value-type="float" office:value="5.05624987843323">
            <text:p>5,056249878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40069">
            <text:p>0,000040069</text:p>
          </table:table-cell>
          <table:table-cell office:value-type="float" office:value="0.089666">
            <text:p>0,089666</text:p>
          </table:table-cell>
          <table:table-cell office:value-type="float" office:value="0.000895302">
            <text:p>0,000895302</text:p>
          </table:table-cell>
          <table:table-cell office:value-type="float" office:value="0.455894">
            <text:p>0,455894</text:p>
          </table:table-cell>
          <table:table-cell table:formula="of:=['Scheduling Strategies'.E33]/[.E73]" office:value-type="float" office:value="3.92541687322053">
            <text:p>3,925416873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5461">
            <text:p>0,000035461</text:p>
          </table:table-cell>
          <table:table-cell office:value-type="float" office:value="0.069407">
            <text:p>0,069407</text:p>
          </table:table-cell>
          <table:table-cell office:value-type="float" office:value="0.000691978">
            <text:p>0,000691978</text:p>
          </table:table-cell>
          <table:table-cell office:value-type="float" office:value="0.354984">
            <text:p>0,354984</text:p>
          </table:table-cell>
          <table:table-cell table:formula="of:=['Scheduling Strategies'.E34]/[.E74]" office:value-type="float" office:value="4.13105661100219">
            <text:p>4,13105661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3808">
            <text:p>0,000033808</text:p>
          </table:table-cell>
          <table:table-cell office:value-type="float" office:value="0.0625088">
            <text:p>0,0625088</text:p>
          </table:table-cell>
          <table:table-cell office:value-type="float" office:value="0.000623844">
            <text:p>0,000623844</text:p>
          </table:table-cell>
          <table:table-cell office:value-type="float" office:value="0.32944">
            <text:p>0,32944</text:p>
          </table:table-cell>
          <table:table-cell table:formula="of:=['Scheduling Strategies'.E35]/[.E75]" office:value-type="float" office:value="3.57313319572608">
            <text:p>3,573133195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9087">
            <text:p>0,000029087</text:p>
          </table:table-cell>
          <table:table-cell office:value-type="float" office:value="0.0474556">
            <text:p>0,0474556</text:p>
          </table:table-cell>
          <table:table-cell office:value-type="float" office:value="0.00047186">
            <text:p>0,00047186</text:p>
          </table:table-cell>
          <table:table-cell office:value-type="float" office:value="0.243997">
            <text:p>0,243997</text:p>
          </table:table-cell>
          <table:table-cell table:formula="of:=['Scheduling Strategies'.E36]/[.E76]" office:value-type="float" office:value="3.76419792046623">
            <text:p>3,7641979205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5733">
            <text:p>0,000025733</text:p>
          </table:table-cell>
          <table:table-cell office:value-type="float" office:value="0.0688784">
            <text:p>0,0688784</text:p>
          </table:table-cell>
          <table:table-cell office:value-type="float" office:value="0.000686934">
            <text:p>0,000686934</text:p>
          </table:table-cell>
          <table:table-cell office:value-type="float" office:value="0.360222">
            <text:p>0,360222</text:p>
          </table:table-cell>
          <table:table-cell table:formula="of:=['Scheduling Strategies'.E37]/[.E77]" office:value-type="float" office:value="1.98012892049903">
            <text:p>1,980128920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6304">
            <text:p>0,000026304</text:p>
          </table:table-cell>
          <table:table-cell office:value-type="float" office:value="0.042641">
            <text:p>0,042641</text:p>
          </table:table-cell>
          <table:table-cell office:value-type="float" office:value="0.000425174">
            <text:p>0,000425174</text:p>
          </table:table-cell>
          <table:table-cell office:value-type="float" office:value="0.21923">
            <text:p>0,21923</text:p>
          </table:table-cell>
          <table:table-cell table:formula="of:=['Scheduling Strategies'.E38]/[.E78]" office:value-type="float" office:value="2.26784199242804">
            <text:p>2,2678419924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20154">
            <text:p>0,000020154</text:p>
          </table:table-cell>
          <table:table-cell office:value-type="float" office:value="0.0399316">
            <text:p>0,0399316</text:p>
          </table:table-cell>
          <table:table-cell office:value-type="float" office:value="0.000397918">
            <text:p>0,000397918</text:p>
          </table:table-cell>
          <table:table-cell office:value-type="float" office:value="0.211488">
            <text:p>0,211488</text:p>
          </table:table-cell>
          <table:table-cell table:formula="of:=['Scheduling Strategies'.E39]/[.E79]" office:value-type="float" office:value="1.58044428052655">
            <text:p>1,580444280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20039">
            <text:p>0,000020039</text:p>
          </table:table-cell>
          <table:table-cell office:value-type="float" office:value="0.02591">
            <text:p>0,02591</text:p>
          </table:table-cell>
          <table:table-cell office:value-type="float" office:value="0.000257788">
            <text:p>0,000257788</text:p>
          </table:table-cell>
          <table:table-cell office:value-type="float" office:value="0.140927">
            <text:p>0,140927</text:p>
          </table:table-cell>
          <table:table-cell table:formula="of:=['Scheduling Strategies'.E40]/[.E80]" office:value-type="float" office:value="1.44528727639132">
            <text:p>1,445287276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14628">
            <text:p>0,000014628</text:p>
          </table:table-cell>
          <table:table-cell office:value-type="float" office:value="0.0249864">
            <text:p>0,0249864</text:p>
          </table:table-cell>
          <table:table-cell office:value-type="float" office:value="0.000248522">
            <text:p>0,000248522</text:p>
          </table:table-cell>
          <table:table-cell office:value-type="float" office:value="0.132781">
            <text:p>0,132781</text:p>
          </table:table-cell>
          <table:table-cell table:formula="of:=['Scheduling Strategies'.E41]/[.E81]" office:value-type="float" office:value="0.7851650462039">
            <text:p>0,785165046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11713">
            <text:p>0,000011713</text:p>
          </table:table-cell>
          <table:table-cell office:value-type="float" office:value="0.0185804">
            <text:p>0,0185804</text:p>
          </table:table-cell>
          <table:table-cell office:value-type="float" office:value="0.000184064">
            <text:p>0,000184064</text:p>
          </table:table-cell>
          <table:table-cell office:value-type="float" office:value="0.098778">
            <text:p>0,098778</text:p>
          </table:table-cell>
          <table:table-cell table:formula="of:=['Scheduling Strategies'.E42]/[.E82]" office:value-type="float" office:value="0.371094778189475">
            <text:p>0,371094778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Paritioned (FIFO)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269183">
            <text:p>0,000269183</text:p>
          </table:table-cell>
          <table:table-cell office:value-type="float" office:value="3.6191774">
            <text:p>3,6191774</text:p>
          </table:table-cell>
          <table:table-cell office:value-type="float" office:value="0.036189384">
            <text:p>0,036189384</text:p>
          </table:table-cell>
          <table:table-cell office:value-type="float" office:value="18.131189">
            <text:p>18,131189</text:p>
          </table:table-cell>
          <table:table-cell table:formula="of:=['Scheduling Strategies'.E26]/[.E85]" office:value-type="float" office:value="5.71122026249906">
            <text:p>5,7112202625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77652">
            <text:p>0,000277652</text:p>
          </table:table-cell>
          <table:table-cell office:value-type="float" office:value="5.4766712">
            <text:p>5,4766712</text:p>
          </table:table-cell>
          <table:table-cell office:value-type="float" office:value="0.054762766">
            <text:p>0,054762766</text:p>
          </table:table-cell>
          <table:table-cell office:value-type="float" office:value="27.419466">
            <text:p>27,419466</text:p>
          </table:table-cell>
          <table:table-cell table:formula="of:=['Scheduling Strategies'.E27]/[.E86]" office:value-type="float" office:value="2.89842982354215">
            <text:p>2,8984298235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35281">
            <text:p>0,000235281</text:p>
          </table:table-cell>
          <table:table-cell office:value-type="float" office:value="4.0379066">
            <text:p>4,0379066</text:p>
          </table:table-cell>
          <table:table-cell office:value-type="float" office:value="0.040377698">
            <text:p>0,040377698</text:p>
          </table:table-cell>
          <table:table-cell office:value-type="float" office:value="20.327082">
            <text:p>20,327082</text:p>
          </table:table-cell>
          <table:table-cell table:formula="of:=['Scheduling Strategies'.E28]/[.E87]" office:value-type="float" office:value="2.88043748728912">
            <text:p>2,8804374873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70273">
            <text:p>0,000170273</text:p>
          </table:table-cell>
          <table:table-cell office:value-type="float" office:value="1.4484318">
            <text:p>1,4484318</text:p>
          </table:table-cell>
          <table:table-cell office:value-type="float" office:value="0.014482618">
            <text:p>0,014482618</text:p>
          </table:table-cell>
          <table:table-cell office:value-type="float" office:value="7.279211">
            <text:p>7,279211</text:p>
          </table:table-cell>
          <table:table-cell table:formula="of:=['Scheduling Strategies'.E29]/[.E88]" office:value-type="float" office:value="5.61014222557912">
            <text:p>5,6101422256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39829">
            <text:p>0,000139829</text:p>
          </table:table-cell>
          <table:table-cell office:value-type="float" office:value="1.8625698">
            <text:p>1,8625698</text:p>
          </table:table-cell>
          <table:table-cell office:value-type="float" office:value="0.018620408">
            <text:p>0,018620408</text:p>
          </table:table-cell>
          <table:table-cell office:value-type="float" office:value="9.333167">
            <text:p>9,333167</text:p>
          </table:table-cell>
          <table:table-cell table:formula="of:=['Scheduling Strategies'.E30]/[.E89]" office:value-type="float" office:value="2.81283834308333">
            <text:p>2,812838343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03816">
            <text:p>0,000103816</text:p>
          </table:table-cell>
          <table:table-cell office:value-type="float" office:value="0.5407638">
            <text:p>0,5407638</text:p>
          </table:table-cell>
          <table:table-cell office:value-type="float" office:value="0.005404454">
            <text:p>0,005404454</text:p>
          </table:table-cell>
          <table:table-cell office:value-type="float" office:value="2.719217">
            <text:p>2,719217</text:p>
          </table:table-cell>
          <table:table-cell table:formula="of:=['Scheduling Strategies'.E31]/[.E90]" office:value-type="float" office:value="5.48374624018605">
            <text:p>5,483746240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71248">
            <text:p>0,000071248</text:p>
          </table:table-cell>
          <table:table-cell office:value-type="float" office:value="0.4916452">
            <text:p>0,4916452</text:p>
          </table:table-cell>
          <table:table-cell office:value-type="float" office:value="0.004914496">
            <text:p>0,004914496</text:p>
          </table:table-cell>
          <table:table-cell office:value-type="float" office:value="2.470542">
            <text:p>2,470542</text:p>
          </table:table-cell>
          <table:table-cell table:formula="of:=['Scheduling Strategies'.E32]/[.E91]" office:value-type="float" office:value="2.73573976884425">
            <text:p>2,735739768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8553">
            <text:p>0,000038553</text:p>
          </table:table-cell>
          <table:table-cell office:value-type="float" office:value="0.0943866">
            <text:p>0,0943866</text:p>
          </table:table-cell>
          <table:table-cell office:value-type="float" office:value="0.000942458">
            <text:p>0,000942458</text:p>
          </table:table-cell>
          <table:table-cell office:value-type="float" office:value="0.480256">
            <text:p>0,480256</text:p>
          </table:table-cell>
          <table:table-cell table:formula="of:=['Scheduling Strategies'.E33]/[.E92]" office:value-type="float" office:value="3.72629181103412">
            <text:p>3,726291811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518">
            <text:p>0,00003518</text:p>
          </table:table-cell>
          <table:table-cell office:value-type="float" office:value="0.0657092">
            <text:p>0,0657092</text:p>
          </table:table-cell>
          <table:table-cell office:value-type="float" office:value="0.000655606">
            <text:p>0,000655606</text:p>
          </table:table-cell>
          <table:table-cell office:value-type="float" office:value="0.335919">
            <text:p>0,335919</text:p>
          </table:table-cell>
          <table:table-cell table:formula="of:=['Scheduling Strategies'.E34]/[.E93]" office:value-type="float" office:value="4.36551371015036">
            <text:p>4,365513710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2324">
            <text:p>0,000032324</text:p>
          </table:table-cell>
          <table:table-cell office:value-type="float" office:value="0.1013858">
            <text:p>0,1013858</text:p>
          </table:table-cell>
          <table:table-cell office:value-type="float" office:value="0.001011044">
            <text:p>0,001011044</text:p>
          </table:table-cell>
          <table:table-cell office:value-type="float" office:value="0.513927">
            <text:p>0,513927</text:p>
          </table:table-cell>
          <table:table-cell table:formula="of:=['Scheduling Strategies'.E35]/[.E94]" office:value-type="float" office:value="2.29046732318014">
            <text:p>2,290467323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9256">
            <text:p>0,000029256</text:p>
          </table:table-cell>
          <table:table-cell office:value-type="float" office:value="0.0815594">
            <text:p>0,0815594</text:p>
          </table:table-cell>
          <table:table-cell office:value-type="float" office:value="0.000810008">
            <text:p>0,000810008</text:p>
          </table:table-cell>
          <table:table-cell office:value-type="float" office:value="0.414893">
            <text:p>0,414893</text:p>
          </table:table-cell>
          <table:table-cell table:formula="of:=['Scheduling Strategies'.E36]/[.E95]" office:value-type="float" office:value="2.21371052295411">
            <text:p>2,21371052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5764">
            <text:p>0,000025764</text:p>
          </table:table-cell>
          <table:table-cell office:value-type="float" office:value="0.069416">
            <text:p>0,069416</text:p>
          </table:table-cell>
          <table:table-cell office:value-type="float" office:value="0.000688818">
            <text:p>0,000688818</text:p>
          </table:table-cell>
          <table:table-cell office:value-type="float" office:value="0.352608">
            <text:p>0,352608</text:p>
          </table:table-cell>
          <table:table-cell table:formula="of:=['Scheduling Strategies'.E37]/[.E96]" office:value-type="float" office:value="2.02288660495508">
            <text:p>2,02288660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3701">
            <text:p>0,000023701</text:p>
          </table:table-cell>
          <table:table-cell office:value-type="float" office:value="0.0363574">
            <text:p>0,0363574</text:p>
          </table:table-cell>
          <table:table-cell office:value-type="float" office:value="0.000362352">
            <text:p>0,000362352</text:p>
          </table:table-cell>
          <table:table-cell office:value-type="float" office:value="0.187723">
            <text:p>0,187723</text:p>
          </table:table-cell>
          <table:table-cell table:formula="of:=['Scheduling Strategies'.E38]/[.E97]" office:value-type="float" office:value="2.64847141799353">
            <text:p>2,64847141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20052">
            <text:p>0,000020052</text:p>
          </table:table-cell>
          <table:table-cell office:value-type="float" office:value="0.0291814">
            <text:p>0,0291814</text:p>
          </table:table-cell>
          <table:table-cell office:value-type="float" office:value="0.000288538">
            <text:p>0,000288538</text:p>
          </table:table-cell>
          <table:table-cell office:value-type="float" office:value="0.151926">
            <text:p>0,151926</text:p>
          </table:table-cell>
          <table:table-cell table:formula="of:=['Scheduling Strategies'.E39]/[.E98]" office:value-type="float" office:value="2.20005134078433">
            <text:p>2,2000513408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7596">
            <text:p>0,000017596</text:p>
          </table:table-cell>
          <table:table-cell office:value-type="float" office:value="0.0299742">
            <text:p>0,0299742</text:p>
          </table:table-cell>
          <table:table-cell office:value-type="float" office:value="0.000297654">
            <text:p>0,000297654</text:p>
          </table:table-cell>
          <table:table-cell office:value-type="float" office:value="0.15465">
            <text:p>0,15465</text:p>
          </table:table-cell>
          <table:table-cell table:formula="of:=['Scheduling Strategies'.E40]/[.E99]" office:value-type="float" office:value="1.31703847397349">
            <text:p>1,31703847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15442">
            <text:p>0,000015442</text:p>
          </table:table-cell>
          <table:table-cell office:value-type="float" office:value="0.018014">
            <text:p>0,018014</text:p>
          </table:table-cell>
          <table:table-cell office:value-type="float" office:value="0.000178602">
            <text:p>0,000178602</text:p>
          </table:table-cell>
          <table:table-cell office:value-type="float" office:value="0.094086">
            <text:p>0,094086</text:p>
          </table:table-cell>
          <table:table-cell table:formula="of:=['Scheduling Strategies'.E41]/[.E100]" office:value-type="float" office:value="1.10808196756159">
            <text:p>1,108081967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1191">
            <text:p>0,00001191</text:p>
          </table:table-cell>
          <table:table-cell office:value-type="float" office:value="0.0198256">
            <text:p>0,0198256</text:p>
          </table:table-cell>
          <table:table-cell office:value-type="float" office:value="0.000190392">
            <text:p>0,000190392</text:p>
          </table:table-cell>
          <table:table-cell office:value-type="float" office:value="0.103257">
            <text:p>0,103257</text:p>
          </table:table-cell>
          <table:table-cell table:formula="of:=['Scheduling Strategies'.E42]/[.E101]" office:value-type="float" office:value="0.354997724125241">
            <text:p>0,354997724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/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269137">
            <text:p>0,000269137</text:p>
          </table:table-cell>
          <table:table-cell office:value-type="float" office:value="3.6180796">
            <text:p>3,6180796</text:p>
          </table:table-cell>
          <table:table-cell office:value-type="float" office:value="0.036178658">
            <text:p>0,036178658</text:p>
          </table:table-cell>
          <table:table-cell office:value-type="float" office:value="18.124114">
            <text:p>18,124114</text:p>
          </table:table-cell>
          <table:table-cell table:formula="of:=['Scheduling Strategies'.E26]/[.E104]" office:value-type="float" office:value="5.7134497167696">
            <text:p>5,7134497168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319257">
            <text:p>0,000319257</text:p>
          </table:table-cell>
          <table:table-cell office:value-type="float" office:value="5.5089548">
            <text:p>5,5089548</text:p>
          </table:table-cell>
          <table:table-cell office:value-type="float" office:value="0.055086792">
            <text:p>0,055086792</text:p>
          </table:table-cell>
          <table:table-cell office:value-type="float" office:value="27.580523">
            <text:p>27,580523</text:p>
          </table:table-cell>
          <table:table-cell table:formula="of:=['Scheduling Strategies'.E27]/[.E105]" office:value-type="float" office:value="2.88150438626563">
            <text:p>2,8815043863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318727">
            <text:p>0,000318727</text:p>
          </table:table-cell>
          <table:table-cell office:value-type="float" office:value="4.070442">
            <text:p>4,070442</text:p>
          </table:table-cell>
          <table:table-cell office:value-type="float" office:value="0.040702964">
            <text:p>0,040702964</text:p>
          </table:table-cell>
          <table:table-cell office:value-type="float" office:value="20.383287">
            <text:p>20,383287</text:p>
          </table:table-cell>
          <table:table-cell table:formula="of:=['Scheduling Strategies'.E28]/[.E106]" office:value-type="float" office:value="2.87249495137855">
            <text:p>2,8724949514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69451">
            <text:p>0,000169451</text:p>
          </table:table-cell>
          <table:table-cell office:value-type="float" office:value="1.499592">
            <text:p>1,499592</text:p>
          </table:table-cell>
          <table:table-cell office:value-type="float" office:value="0.014992976">
            <text:p>0,014992976</text:p>
          </table:table-cell>
          <table:table-cell office:value-type="float" office:value="7.523555">
            <text:p>7,523555</text:p>
          </table:table-cell>
          <table:table-cell table:formula="of:=['Scheduling Strategies'.E29]/[.E107]" office:value-type="float" office:value="5.42794051482311">
            <text:p>5,4279405148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39065">
            <text:p>0,000139065</text:p>
          </table:table-cell>
          <table:table-cell office:value-type="float" office:value="1.8424938">
            <text:p>1,8424938</text:p>
          </table:table-cell>
          <table:table-cell office:value-type="float" office:value="0.018420648">
            <text:p>0,018420648</text:p>
          </table:table-cell>
          <table:table-cell office:value-type="float" office:value="9.23282">
            <text:p>9,23282</text:p>
          </table:table-cell>
          <table:table-cell table:formula="of:=['Scheduling Strategies'.E30]/[.E108]" office:value-type="float" office:value="2.84340970581036">
            <text:p>2,8434097058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30788">
            <text:p>0,000130788</text:p>
          </table:table-cell>
          <table:table-cell office:value-type="float" office:value="2.0841208">
            <text:p>2,0841208</text:p>
          </table:table-cell>
          <table:table-cell office:value-type="float" office:value="0.020839806">
            <text:p>0,020839806</text:p>
          </table:table-cell>
          <table:table-cell office:value-type="float" office:value="10.436742">
            <text:p>10,436742</text:p>
          </table:table-cell>
          <table:table-cell table:formula="of:=['Scheduling Strategies'.E31]/[.E109]" office:value-type="float" office:value="1.42875008311981">
            <text:p>1,428750083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75985">
            <text:p>0,000075985</text:p>
          </table:table-cell>
          <table:table-cell office:value-type="float" office:value="0.4901584">
            <text:p>0,4901584</text:p>
          </table:table-cell>
          <table:table-cell office:value-type="float" office:value="0.004900074">
            <text:p>0,004900074</text:p>
          </table:table-cell>
          <table:table-cell office:value-type="float" office:value="2.463142">
            <text:p>2,463142</text:p>
          </table:table-cell>
          <table:table-cell table:formula="of:=['Scheduling Strategies'.E32]/[.E110]" office:value-type="float" office:value="2.74395873238327">
            <text:p>2,743958732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8646">
            <text:p>0,000038646</text:p>
          </table:table-cell>
          <table:table-cell office:value-type="float" office:value="0.0978698">
            <text:p>0,0978698</text:p>
          </table:table-cell>
          <table:table-cell office:value-type="float" office:value="0.000977486">
            <text:p>0,000977486</text:p>
          </table:table-cell>
          <table:table-cell office:value-type="float" office:value="0.497876">
            <text:p>0,497876</text:p>
          </table:table-cell>
          <table:table-cell table:formula="of:=['Scheduling Strategies'.E33]/[.E111]" office:value-type="float" office:value="3.59441708377186">
            <text:p>3,594417083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5846">
            <text:p>0,000035846</text:p>
          </table:table-cell>
          <table:table-cell office:value-type="float" office:value="0.0666234">
            <text:p>0,0666234</text:p>
          </table:table-cell>
          <table:table-cell office:value-type="float" office:value="0.00066341">
            <text:p>0,00066341</text:p>
          </table:table-cell>
          <table:table-cell office:value-type="float" office:value="0.340168">
            <text:p>0,340168</text:p>
          </table:table-cell>
          <table:table-cell table:formula="of:=['Scheduling Strategies'.E34]/[.E112]" office:value-type="float" office:value="4.31098457232897">
            <text:p>4,310984572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2391">
            <text:p>0,000032391</text:p>
          </table:table-cell>
          <table:table-cell office:value-type="float" office:value="0.069274">
            <text:p>0,069274</text:p>
          </table:table-cell>
          <table:table-cell office:value-type="float" office:value="0.000691438">
            <text:p>0,000691438</text:p>
          </table:table-cell>
          <table:table-cell office:value-type="float" office:value="0.353047">
            <text:p>0,353047</text:p>
          </table:table-cell>
          <table:table-cell table:formula="of:=['Scheduling Strategies'.E35]/[.E113]" office:value-type="float" office:value="3.33421045923064">
            <text:p>3,334210459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922">
            <text:p>0,00002922</text:p>
          </table:table-cell>
          <table:table-cell office:value-type="float" office:value="0.0522584">
            <text:p>0,0522584</text:p>
          </table:table-cell>
          <table:table-cell office:value-type="float" office:value="0.000519054">
            <text:p>0,000519054</text:p>
          </table:table-cell>
          <table:table-cell office:value-type="float" office:value="0.26852">
            <text:p>0,26852</text:p>
          </table:table-cell>
          <table:table-cell table:formula="of:=['Scheduling Strategies'.E36]/[.E114]" office:value-type="float" office:value="3.42042678385223">
            <text:p>3,420426783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6093">
            <text:p>0,000026093</text:p>
          </table:table-cell>
          <table:table-cell office:value-type="float" office:value="0.0689624">
            <text:p>0,0689624</text:p>
          </table:table-cell>
          <table:table-cell office:value-type="float" office:value="0.000686862">
            <text:p>0,000686862</text:p>
          </table:table-cell>
          <table:table-cell office:value-type="float" office:value="0.350462">
            <text:p>0,350462</text:p>
          </table:table-cell>
          <table:table-cell table:formula="of:=['Scheduling Strategies'.E37]/[.E115]" office:value-type="float" office:value="2.03527343906044">
            <text:p>2,035273439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339">
            <text:p>0,00002339</text:p>
          </table:table-cell>
          <table:table-cell office:value-type="float" office:value="0.0446712">
            <text:p>0,0446712</text:p>
          </table:table-cell>
          <table:table-cell office:value-type="float" office:value="0.000443118">
            <text:p>0,000443118</text:p>
          </table:table-cell>
          <table:table-cell office:value-type="float" office:value="0.228801">
            <text:p>0,228801</text:p>
          </table:table-cell>
          <table:table-cell table:formula="of:=['Scheduling Strategies'.E38]/[.E116]" office:value-type="float" office:value="2.17297564258897">
            <text:p>2,1729756426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2032">
            <text:p>0,00002032</text:p>
          </table:table-cell>
          <table:table-cell office:value-type="float" office:value="0.0408518">
            <text:p>0,0408518</text:p>
          </table:table-cell>
          <table:table-cell office:value-type="float" office:value="0.000402636">
            <text:p>0,000402636</text:p>
          </table:table-cell>
          <table:table-cell office:value-type="float" office:value="0.210078">
            <text:p>0,210078</text:p>
          </table:table-cell>
          <table:table-cell table:formula="of:=['Scheduling Strategies'.E39]/[.E117]" office:value-type="float" office:value="1.59105189501042">
            <text:p>1,59105189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7783">
            <text:p>0,000017783</text:p>
          </table:table-cell>
          <table:table-cell office:value-type="float" office:value="0.0335342">
            <text:p>0,0335342</text:p>
          </table:table-cell>
          <table:table-cell office:value-type="float" office:value="0.000328786">
            <text:p>0,000328786</text:p>
          </table:table-cell>
          <table:table-cell office:value-type="float" office:value="0.172058">
            <text:p>0,172058</text:p>
          </table:table-cell>
          <table:table-cell table:formula="of:=['Scheduling Strategies'.E40]/[.E118]" office:value-type="float" office:value="1.1837868625696">
            <text:p>1,183786862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14012">
            <text:p>0,000014012</text:p>
          </table:table-cell>
          <table:table-cell office:value-type="float" office:value="0.0206906">
            <text:p>0,0206906</text:p>
          </table:table-cell>
          <table:table-cell office:value-type="float" office:value="0.00020517">
            <text:p>0,00020517</text:p>
          </table:table-cell>
          <table:table-cell office:value-type="float" office:value="0.107864">
            <text:p>0,107864</text:p>
          </table:table-cell>
          <table:table-cell table:formula="of:=['Scheduling Strategies'.E41]/[.E119]" office:value-type="float" office:value="0.966541200029667">
            <text:p>0,966541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14672">
            <text:p>0,000014672</text:p>
          </table:table-cell>
          <table:table-cell office:value-type="float" office:value="0.0163636">
            <text:p>0,0163636</text:p>
          </table:table-cell>
          <table:table-cell office:value-type="float" office:value="0.000161304">
            <text:p>0,000161304</text:p>
          </table:table-cell>
          <table:table-cell office:value-type="float" office:value="0.085838">
            <text:p>0,085838</text:p>
          </table:table-cell>
          <table:table-cell table:formula="of:=['Scheduling Strategies'.E42]/[.E120]" office:value-type="float" office:value="0.427036976630397">
            <text:p>0,4270369766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Erdmann</meta:initial-creator>
    <meta:creation-date>2012-12-01T16:56:51</meta:creation-date>
    <dc:date>2012-12-09T17:28:12</dc:date>
    <dc:creator>Michael Erdmann</dc:creator>
    <meta:editing-duration>PT3H58M28S</meta:editing-duration>
    <meta:editing-cycles>14</meta:editing-cycles>
    <meta:generator>LibreOffice/3.5$Linux_X86_64 LibreOffice_project/350m1$Build-403</meta:generator>
    <meta:document-statistic meta:table-count="3" meta:cell-count="118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draw:stroke="dash" draw:stroke-dash="Ultrafine_20_Dashed"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inimum="0.01" chart:maximum="1000" chart:interval-major="1" chart:interval-minor-divisor="9" chart:reverse-direction="false" text:line-break="false" chart:axis-position="0"/>
      <style:graphic-properties draw:stroke="dash" draw:stroke-dash="Ultrafine_20_Dashed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plus" chart:symbol-width="0.25cm" chart:symbol-height="0.25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41cm" svg:height="17.692cm" xlink:href=".." xlink:type="simple" chart:class="chart:scatter" chart:style-name="ch1">
        <chart:title svg:x="4.66cm" svg:y="0.489cm" chart:style-name="ch2">
          <text:p>Executuion of the Single vs. different Scheduling Policies</text:p>
        </chart:title>
        <chart:legend svg:x="11.547cm" svg:y="13.583cm" style:legend-expansion="custom" chartooo:width="3.895cm" chartooo:height="2.092cm" style:legend-expansion-aspect-ratio="1.86185468451243" chart:style-name="ch3"/>
        <chart:plot-area chart:style-name="ch4" table:cell-range-address="'Scheduling Strategies'.A6:'Scheduling Strategies'.A22 'Scheduling Strategies'.E5:'Scheduling Strategies'.E22 'Scheduling Strategies'.E44:'Scheduling Strategies'.E61 'Scheduling Strategies'.E25:'Scheduling Strategies'.E42" chart:data-source-has-labels="row" svg:x="0.627cm" svg:y="1.617cm" svg:width="18.987cm" svg:height="15.201cm">
          <chartooo:coordinate-region svg:x="1.619cm" svg:y="1.817cm" svg:width="17.623cm" svg:height="14.354cm"/>
          <chart:axis chart:dimension="x" chart:name="primary-x" chart:style-name="ch5">
            <chart:title svg:x="9.375cm" svg:y="17.132cm" chart:style-name="ch6">
              <text:p>log(N) --&gt;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cm" svg:y="10.637cm" chart:style-name="ch9">
              <text:p>log(Exec. Time) --&gt;</text:p>
            </chart:title>
            <chart:grid chart:style-name="ch7" chart:class="major"/>
            <chart:grid chart:style-name="ch7" chart:class="minor"/>
          </chart:axis>
          <chart:series chart:style-name="ch10" chart:values-cell-range-address="'Scheduling Strategies'.E6:'Scheduling Strategies'.E22" chart:label-cell-address="'Scheduling Strategies'.E5:'Scheduling Strategies'.E5" chart:class="chart:scatter">
            <chart:domain table:cell-range-address="'Scheduling Strategies'.A6:'Scheduling Strategies'.A22"/>
            <chart:regression-curve chart:style-name="ch11">
              <chart:equation svg:x="12.856cm" svg:y="12.486cm"/>
            </chart:regression-curve>
            <chart:data-point chart:repeated="17"/>
          </chart:series>
          <chart:series chart:style-name="ch12" chart:values-cell-range-address="'Scheduling Strategies'.E45:'Scheduling Strategies'.E61" chart:label-cell-address="'Scheduling Strategies'.E44:'Scheduling Strategies'.E44" chart:class="chart:scatter">
            <chart:domain table:cell-range-address="'Scheduling Strategies'.A45:'Scheduling Strategies'.A61"/>
            <chart:data-point chart:repeated="17"/>
          </chart:series>
          <chart:series chart:style-name="ch13" chart:values-cell-range-address="'Scheduling Strategies'.E26:'Scheduling Strategies'.E42" chart:label-cell-address="'Scheduling Strategies'.E25:'Scheduling Strategies'.E25" chart:class="chart:scatter">
            <chart:domain table:cell-range-address="'Scheduling Strategies'.A26:'Scheduling Strategies'.A42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CHED_FIFO</text:p>
                <draw:g>
                  <svg:desc>'Scheduling Strategies'.E5:'Scheduling Strategies'.E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CHED_BATCH</text:p>
                <draw:g>
                  <svg:desc>'Scheduling Strategies'.E44:'Scheduling Strategies'.E4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CHED_NORMAL</text:p>
                <draw:g>
                  <svg:desc>'Scheduling Strategies'.E25:'Scheduling Strategies'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'Scheduling Strategies'.A6:'Scheduling Strategies'.A22</svg:desc>
                </draw:g>
              </table:table-cell>
              <table:table-cell office:value-type="float" office:value="104.117205">
                <text:p>104.117205</text:p>
                <draw:g>
                  <svg:desc>'Scheduling Strategies'.E6:'Scheduling Strategies'.E22</svg:desc>
                </draw:g>
              </table:table-cell>
              <table:table-cell office:value-type="float" office:value="800">
                <text:p>800</text:p>
                <draw:g>
                  <svg:desc>'Scheduling Strategies'.A45:'Scheduling Strategies'.A61</svg:desc>
                </draw:g>
              </table:table-cell>
              <table:table-cell office:value-type="float" office:value="103.7997">
                <text:p>103.7997</text:p>
                <draw:g>
                  <svg:desc>'Scheduling Strategies'.E45:'Scheduling Strategies'.E61</svg:desc>
                </draw:g>
              </table:table-cell>
              <table:table-cell office:value-type="float" office:value="800">
                <text:p>800</text:p>
                <draw:g>
                  <svg:desc>'Scheduling Strategies'.A26:'Scheduling Strategies'.A42</svg:desc>
                </draw:g>
              </table:table-cell>
              <table:table-cell office:value-type="float" office:value="103.551214">
                <text:p>103.551214</text:p>
                <draw:g>
                  <svg:desc>'Scheduling Strategies'.E26:'Scheduling Strategies'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79.484994">
                <text:p>79.484994</text:p>
              </table:table-cell>
              <table:table-cell office:value-type="float" office:value="700">
                <text:p>700</text:p>
              </table:table-cell>
              <table:table-cell office:value-type="float" office:value="82.035803">
                <text:p>82.035803</text:p>
              </table:table-cell>
              <table:table-cell office:value-type="float" office:value="700">
                <text:p>700</text:p>
              </table:table-cell>
              <table:table-cell office:value-type="float" office:value="79.473398">
                <text:p>79.473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58.591205">
                <text:p>58.591205</text:p>
              </table:table-cell>
              <table:table-cell office:value-type="float" office:value="600">
                <text:p>600</text:p>
              </table:table-cell>
              <table:table-cell office:value-type="float" office:value="58.55647">
                <text:p>58.55647</text:p>
              </table:table-cell>
              <table:table-cell office:value-type="float" office:value="600">
                <text:p>600</text:p>
              </table:table-cell>
              <table:table-cell office:value-type="float" office:value="58.550889">
                <text:p>58.550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40.844867">
                <text:p>40.844867</text:p>
              </table:table-cell>
              <table:table-cell office:value-type="float" office:value="500">
                <text:p>500</text:p>
              </table:table-cell>
              <table:table-cell office:value-type="float" office:value="40.810436">
                <text:p>40.810436</text:p>
              </table:table-cell>
              <table:table-cell office:value-type="float" office:value="500">
                <text:p>500</text:p>
              </table:table-cell>
              <table:table-cell office:value-type="float" office:value="40.837409">
                <text:p>40.837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6.26796">
                <text:p>26.26796</text:p>
              </table:table-cell>
              <table:table-cell office:value-type="float" office:value="400">
                <text:p>400</text:p>
              </table:table-cell>
              <table:table-cell office:value-type="float" office:value="26.251648">
                <text:p>26.251648</text:p>
              </table:table-cell>
              <table:table-cell office:value-type="float" office:value="400">
                <text:p>400</text:p>
              </table:table-cell>
              <table:table-cell office:value-type="float" office:value="26.25269">
                <text:p>26.25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4.939968">
                <text:p>14.939968</text:p>
              </table:table-cell>
              <table:table-cell office:value-type="float" office:value="300">
                <text:p>300</text:p>
              </table:table-cell>
              <table:table-cell office:value-type="float" office:value="14.904479">
                <text:p>14.904479</text:p>
              </table:table-cell>
              <table:table-cell office:value-type="float" office:value="300">
                <text:p>300</text:p>
              </table:table-cell>
              <table:table-cell office:value-type="float" office:value="14.911496">
                <text:p>14.911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6.763156">
                <text:p>6.763156</text:p>
              </table:table-cell>
              <table:table-cell office:value-type="float" office:value="200">
                <text:p>200</text:p>
              </table:table-cell>
              <table:table-cell office:value-type="float" office:value="6.755386">
                <text:p>6.755386</text:p>
              </table:table-cell>
              <table:table-cell office:value-type="float" office:value="200">
                <text:p>200</text:p>
              </table:table-cell>
              <table:table-cell office:value-type="float" office:value="6.75876">
                <text:p>6.75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789413">
                <text:p>1.789413</text:p>
              </table:table-cell>
              <table:table-cell office:value-type="float" office:value="100">
                <text:p>100</text:p>
              </table:table-cell>
              <table:table-cell office:value-type="float" office:value="1.791472">
                <text:p>1.791472</text:p>
              </table:table-cell>
              <table:table-cell office:value-type="float" office:value="100">
                <text:p>100</text:p>
              </table:table-cell>
              <table:table-cell office:value-type="float" office:value="1.789574">
                <text:p>1.789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467769">
                <text:p>1.467769</text:p>
              </table:table-cell>
              <table:table-cell office:value-type="float" office:value="90">
                <text:p>90</text:p>
              </table:table-cell>
              <table:table-cell office:value-type="float" office:value="1.46655">
                <text:p>1.46655</text:p>
              </table:table-cell>
              <table:table-cell office:value-type="float" office:value="90">
                <text:p>90</text:p>
              </table:table-cell>
              <table:table-cell office:value-type="float" office:value="1.466459">
                <text:p>1.466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.177164">
                <text:p>1.177164</text:p>
              </table:table-cell>
              <table:table-cell office:value-type="float" office:value="80">
                <text:p>80</text:p>
              </table:table-cell>
              <table:table-cell office:value-type="float" office:value="1.176585">
                <text:p>1.176585</text:p>
              </table:table-cell>
              <table:table-cell office:value-type="float" office:value="80">
                <text:p>80</text:p>
              </table:table-cell>
              <table:table-cell office:value-type="float" office:value="1.177133">
                <text:p>1.177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919051">
                <text:p>0.919051</text:p>
              </table:table-cell>
              <table:table-cell office:value-type="float" office:value="70">
                <text:p>70</text:p>
              </table:table-cell>
              <table:table-cell office:value-type="float" office:value="0.926319">
                <text:p>0.926319</text:p>
              </table:table-cell>
              <table:table-cell office:value-type="float" office:value="70">
                <text:p>70</text:p>
              </table:table-cell>
              <table:table-cell office:value-type="float" office:value="0.918453">
                <text:p>0.918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691898">
                <text:p>0.691898</text:p>
              </table:table-cell>
              <table:table-cell office:value-type="float" office:value="60">
                <text:p>60</text:p>
              </table:table-cell>
              <table:table-cell office:value-type="float" office:value="0.69207">
                <text:p>0.69207</text:p>
              </table:table-cell>
              <table:table-cell office:value-type="float" office:value="60">
                <text:p>60</text:p>
              </table:table-cell>
              <table:table-cell office:value-type="float" office:value="0.713286">
                <text:p>0.713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497469">
                <text:p>0.497469</text:p>
              </table:table-cell>
              <table:table-cell office:value-type="float" office:value="50">
                <text:p>50</text:p>
              </table:table-cell>
              <table:table-cell office:value-type="float" office:value="0.497295">
                <text:p>0.497295</text:p>
              </table:table-cell>
              <table:table-cell office:value-type="float" office:value="50">
                <text:p>50</text:p>
              </table:table-cell>
              <table:table-cell office:value-type="float" office:value="0.497179">
                <text:p>0.4971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334345">
                <text:p>0.334345</text:p>
              </table:table-cell>
              <table:table-cell office:value-type="float" office:value="40">
                <text:p>40</text:p>
              </table:table-cell>
              <table:table-cell office:value-type="float" office:value="0.33408">
                <text:p>0.33408</text:p>
              </table:table-cell>
              <table:table-cell office:value-type="float" office:value="40">
                <text:p>40</text:p>
              </table:table-cell>
              <table:table-cell office:value-type="float" office:value="0.334245">
                <text:p>0.334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203723">
                <text:p>0.203723</text:p>
              </table:table-cell>
              <table:table-cell office:value-type="float" office:value="30">
                <text:p>30</text:p>
              </table:table-cell>
              <table:table-cell office:value-type="float" office:value="0.203986">
                <text:p>0.203986</text:p>
              </table:table-cell>
              <table:table-cell office:value-type="float" office:value="30">
                <text:p>30</text:p>
              </table:table-cell>
              <table:table-cell office:value-type="float" office:value="0.20368">
                <text:p>0.203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04256">
                <text:p>0.104256</text:p>
              </table:table-cell>
              <table:table-cell office:value-type="float" office:value="20">
                <text:p>20</text:p>
              </table:table-cell>
              <table:table-cell office:value-type="float" office:value="0.104236">
                <text:p>0.104236</text:p>
              </table:table-cell>
              <table:table-cell office:value-type="float" office:value="20">
                <text:p>20</text:p>
              </table:table-cell>
              <table:table-cell office:value-type="float" office:value="0.104255">
                <text:p>0.104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36676">
                <text:p>0.036676</text:p>
              </table:table-cell>
              <table:table-cell office:value-type="float" office:value="10">
                <text:p>10</text:p>
              </table:table-cell>
              <table:table-cell office:value-type="float" office:value="0.036594">
                <text:p>0.036594</text:p>
              </table:table-cell>
              <table:table-cell office:value-type="float" office:value="10">
                <text:p>10</text:p>
              </table:table-cell>
              <table:table-cell office:value-type="float" office:value="0.036656">
                <text:p>0.036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02cm" svg:height="16.032cm" xlink:href=".." xlink:type="simple" chart:class="chart:scatter" chart:style-name="ch1">
        <chart:title svg:x="6.613cm" svg:y="0.456cm" chart:style-name="ch2">
          <text:p>Parallization efficiency of different Linux scheduling policies</text:p>
        </chart:title>
        <chart:subtitle svg:x="9.722cm" svg:y="1.555cm" chart:style-name="ch3">
          <text:p>Number of worker processes 7</text:p>
        </chart:subtitle>
        <chart:legend chart:legend-position="end" svg:x="20.727cm" svg:y="7.219cm" style:legend-expansion="high" chart:style-name="ch4"/>
        <chart:plot-area chart:style-name="ch5" table:cell-range-address="'Scheduling Strategies'.A68:'Scheduling Strategies'.A84 'Scheduling Strategies'.F67:'Scheduling Strategies'.F84 'Scheduling Strategies'.F107:'Scheduling Strategies'.F124 'Scheduling Strategies'.F88:'Scheduling Strategies'.F105" chart:data-source-has-labels="row" svg:x="1.509cm" svg:y="2.878cm" svg:width="18.222cm" svg:height="11.853cm">
          <chartooo:coordinate-region svg:x="2.607cm" svg:y="3.077cm" svg:width="16.752cm" svg:height="11.007cm"/>
          <chart:axis chart:dimension="x" chart:name="primary-x" chart:style-name="ch6">
            <chart:title svg:x="9.306cm" svg:y="15.051cm" chart:style-name="ch7">
              <text:p>log(Nbr particles)</text:p>
            </chart:title>
          </chart:axis>
          <chart:axis chart:dimension="y" chart:name="primary-y" chart:style-name="ch8">
            <chart:title svg:x="0.451cm" svg:y="9.986cm" chart:style-name="ch9">
              <text:p>log(Exec. Time)</text:p>
            </chart:title>
            <chart:grid chart:style-name="ch10" chart:class="major"/>
          </chart:axis>
          <chart:series chart:style-name="ch11" chart:values-cell-range-address="'Scheduling Strategies'.F68:'Scheduling Strategies'.F84" chart:label-cell-address="'Scheduling Strategies'.F67:'Scheduling Strategies'.F67" chart:class="chart:scatter">
            <chart:domain table:cell-range-address="'Scheduling Strategies'.A68:'Scheduling Strategies'.A84"/>
            <chart:data-point chart:repeated="17"/>
          </chart:series>
          <chart:series chart:style-name="ch12" chart:values-cell-range-address="'Scheduling Strategies'.F108:'Scheduling Strategies'.F124" chart:label-cell-address="'Scheduling Strategies'.F107:'Scheduling Strategies'.F107" chart:class="chart:scatter">
            <chart:domain table:cell-range-address="'Scheduling Strategies'.A108:'Scheduling Strategies'.A124"/>
            <chart:data-point chart:repeated="17"/>
          </chart:series>
          <chart:series chart:style-name="ch13" chart:values-cell-range-address="'Scheduling Strategies'.F89:'Scheduling Strategies'.F105" chart:label-cell-address="'Scheduling Strategies'.F88:'Scheduling Strategies'.F88" chart:class="chart:scatter">
            <chart:domain table:cell-range-address="'Scheduling Strategies'.A89:'Scheduling Strategies'.A105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CHED_BATCH</text:p>
                <draw:g>
                  <svg:desc>'Scheduling Strategies'.F67:'Scheduling Strategies'.F6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CHED_NORMAL</text:p>
                <draw:g>
                  <svg:desc>'Scheduling Strategies'.F107:'Scheduling Strategies'.F10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CHED_FIFO</text:p>
                <draw:g>
                  <svg:desc>'Scheduling Strategies'.F88:'Scheduling Strategies'.F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'Scheduling Strategies'.A68:'Scheduling Strategies'.A84</svg:desc>
                </draw:g>
              </table:table-cell>
              <table:table-cell office:value-type="float" office:value="6.80931322564004">
                <text:p>6.80931322564004</text:p>
                <draw:g>
                  <svg:desc>'Scheduling Strategies'.F68:'Scheduling Strategies'.F84</svg:desc>
                </draw:g>
              </table:table-cell>
              <table:table-cell office:value-type="float" office:value="800">
                <text:p>800</text:p>
                <draw:g>
                  <svg:desc>'Scheduling Strategies'.A108:'Scheduling Strategies'.A124</svg:desc>
                </draw:g>
              </table:table-cell>
              <table:table-cell office:value-type="float" office:value="4.82790611713943">
                <text:p>4.82790611713943</text:p>
                <draw:g>
                  <svg:desc>'Scheduling Strategies'.F108:'Scheduling Strategies'.F124</svg:desc>
                </draw:g>
              </table:table-cell>
              <table:table-cell office:value-type="float" office:value="800">
                <text:p>800</text:p>
                <draw:g>
                  <svg:desc>'Scheduling Strategies'.A89:'Scheduling Strategies'.A105</svg:desc>
                </draw:g>
              </table:table-cell>
              <table:table-cell office:value-type="float" office:value="4.88782163129547">
                <text:p>4.88782163129547</text:p>
                <draw:g>
                  <svg:desc>'Scheduling Strategies'.F89:'Scheduling Strategies'.F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6.88937891305502">
                <text:p>6.88937891305502</text:p>
              </table:table-cell>
              <table:table-cell office:value-type="float" office:value="700">
                <text:p>700</text:p>
              </table:table-cell>
              <table:table-cell office:value-type="float" office:value="4.81525223947824">
                <text:p>4.81525223947824</text:p>
              </table:table-cell>
              <table:table-cell office:value-type="float" office:value="700">
                <text:p>700</text:p>
              </table:table-cell>
              <table:table-cell office:value-type="float" office:value="4.86353094629666">
                <text:p>4.86353094629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6.69768306359694">
                <text:p>6.69768306359694</text:p>
              </table:table-cell>
              <table:table-cell office:value-type="float" office:value="600">
                <text:p>600</text:p>
              </table:table-cell>
              <table:table-cell office:value-type="float" office:value="4.75251416763434">
                <text:p>4.75251416763434</text:p>
              </table:table-cell>
              <table:table-cell office:value-type="float" office:value="600">
                <text:p>600</text:p>
              </table:table-cell>
              <table:table-cell office:value-type="float" office:value="5.78435263012151">
                <text:p>5.78435263012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.63800195185426">
                <text:p>6.63800195185426</text:p>
              </table:table-cell>
              <table:table-cell office:value-type="float" office:value="500">
                <text:p>500</text:p>
              </table:table-cell>
              <table:table-cell office:value-type="float" office:value="4.79464367690317">
                <text:p>4.79464367690317</text:p>
              </table:table-cell>
              <table:table-cell office:value-type="float" office:value="500">
                <text:p>500</text:p>
              </table:table-cell>
              <table:table-cell office:value-type="float" office:value="4.77989370031138">
                <text:p>4.77989370031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6.51041849566942">
                <text:p>6.51041849566942</text:p>
              </table:table-cell>
              <table:table-cell office:value-type="float" office:value="400">
                <text:p>400</text:p>
              </table:table-cell>
              <table:table-cell office:value-type="float" office:value="4.69687926589485">
                <text:p>4.69687926589485</text:p>
              </table:table-cell>
              <table:table-cell office:value-type="float" office:value="400">
                <text:p>400</text:p>
              </table:table-cell>
              <table:table-cell office:value-type="float" office:value="4.73169189586586">
                <text:p>4.73169189586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6.31976589123686">
                <text:p>6.31976589123686</text:p>
              </table:table-cell>
              <table:table-cell office:value-type="float" office:value="300">
                <text:p>300</text:p>
              </table:table-cell>
              <table:table-cell office:value-type="float" office:value="4.61874433555915">
                <text:p>4.61874433555915</text:p>
              </table:table-cell>
              <table:table-cell office:value-type="float" office:value="300">
                <text:p>300</text:p>
              </table:table-cell>
              <table:table-cell office:value-type="float" office:value="4.67744284038785">
                <text:p>4.67744284038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5.21245299994059">
                <text:p>5.21245299994059</text:p>
              </table:table-cell>
              <table:table-cell office:value-type="float" office:value="200">
                <text:p>200</text:p>
              </table:table-cell>
              <table:table-cell office:value-type="float" office:value="4.44936275542448">
                <text:p>4.44936275542448</text:p>
              </table:table-cell>
              <table:table-cell office:value-type="float" office:value="200">
                <text:p>200</text:p>
              </table:table-cell>
              <table:table-cell office:value-type="float" office:value="4.35363965991578">
                <text:p>4.35363965991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4.59788004003798">
                <text:p>4.59788004003798</text:p>
              </table:table-cell>
              <table:table-cell office:value-type="float" office:value="100">
                <text:p>100</text:p>
              </table:table-cell>
              <table:table-cell office:value-type="float" office:value="3.60548244376929">
                <text:p>3.60548244376929</text:p>
              </table:table-cell>
              <table:table-cell office:value-type="float" office:value="100">
                <text:p>100</text:p>
              </table:table-cell>
              <table:table-cell office:value-type="float" office:value="3.61556396020721">
                <text:p>3.61556396020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.46903625692502">
                <text:p>4.46903625692502</text:p>
              </table:table-cell>
              <table:table-cell office:value-type="float" office:value="90">
                <text:p>90</text:p>
              </table:table-cell>
              <table:table-cell office:value-type="float" office:value="3.48800629832861">
                <text:p>3.48800629832861</text:p>
              </table:table-cell>
              <table:table-cell office:value-type="float" office:value="90">
                <text:p>90</text:p>
              </table:table-cell>
              <table:table-cell office:value-type="float" office:value="3.2871254948198">
                <text:p>3.2871254948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4.09911369384812">
                <text:p>4.09911369384812</text:p>
              </table:table-cell>
              <table:table-cell office:value-type="float" office:value="80">
                <text:p>80</text:p>
              </table:table-cell>
              <table:table-cell office:value-type="float" office:value="3.08743239627976">
                <text:p>3.08743239627976</text:p>
              </table:table-cell>
              <table:table-cell office:value-type="float" office:value="80">
                <text:p>80</text:p>
              </table:table-cell>
              <table:table-cell office:value-type="float" office:value="3.36119161767267">
                <text:p>3.36119161767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3.71489013567112">
                <text:p>3.71489013567112</text:p>
              </table:table-cell>
              <table:table-cell office:value-type="float" office:value="70">
                <text:p>70</text:p>
              </table:table-cell>
              <table:table-cell office:value-type="float" office:value="3.0550130056746">
                <text:p>3.0550130056746</text:p>
              </table:table-cell>
              <table:table-cell office:value-type="float" office:value="70">
                <text:p>70</text:p>
              </table:table-cell>
              <table:table-cell office:value-type="float" office:value="2.81329314575044">
                <text:p>2.81329314575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.53187037509569">
                <text:p>3.53187037509569</text:p>
              </table:table-cell>
              <table:table-cell office:value-type="float" office:value="60">
                <text:p>60</text:p>
              </table:table-cell>
              <table:table-cell office:value-type="float" office:value="2.73764810187797">
                <text:p>2.73764810187797</text:p>
              </table:table-cell>
              <table:table-cell office:value-type="float" office:value="60">
                <text:p>60</text:p>
              </table:table-cell>
              <table:table-cell office:value-type="float" office:value="2.36972093023256">
                <text:p>2.36972093023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2.77711384996845">
                <text:p>2.77711384996845</text:p>
              </table:table-cell>
              <table:table-cell office:value-type="float" office:value="50">
                <text:p>50</text:p>
              </table:table-cell>
              <table:table-cell office:value-type="float" office:value="2.36852285016031">
                <text:p>2.36852285016031</text:p>
              </table:table-cell>
              <table:table-cell office:value-type="float" office:value="50">
                <text:p>50</text:p>
              </table:table-cell>
              <table:table-cell office:value-type="float" office:value="2.3434263924698">
                <text:p>2.3434263924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2.21969742271124">
                <text:p>2.21969742271124</text:p>
              </table:table-cell>
              <table:table-cell office:value-type="float" office:value="40">
                <text:p>40</text:p>
              </table:table-cell>
              <table:table-cell office:value-type="float" office:value="1.86154985742292">
                <text:p>1.86154985742292</text:p>
              </table:table-cell>
              <table:table-cell office:value-type="float" office:value="40">
                <text:p>40</text:p>
              </table:table-cell>
              <table:table-cell office:value-type="float" office:value="2.25111126077586">
                <text:p>2.251111260775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.49977575343171">
                <text:p>1.49977575343171</text:p>
              </table:table-cell>
              <table:table-cell office:value-type="float" office:value="30">
                <text:p>30</text:p>
              </table:table-cell>
              <table:table-cell office:value-type="float" office:value="1.48642238390974">
                <text:p>1.48642238390974</text:p>
              </table:table-cell>
              <table:table-cell office:value-type="float" office:value="30">
                <text:p>30</text:p>
              </table:table-cell>
              <table:table-cell office:value-type="float" office:value="1.56004901960784">
                <text:p>1.56004901960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829283816252168">
                <text:p>0.829283816252168</text:p>
              </table:table-cell>
              <table:table-cell office:value-type="float" office:value="20">
                <text:p>20</text:p>
              </table:table-cell>
              <table:table-cell office:value-type="float" office:value="0.916487187376379">
                <text:p>0.916487187376379</text:p>
              </table:table-cell>
              <table:table-cell office:value-type="float" office:value="20">
                <text:p>20</text:p>
              </table:table-cell>
              <table:table-cell office:value-type="float" office:value="0.777621970776242">
                <text:p>0.777621970776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290869492643611">
                <text:p>0.290869492643611</text:p>
              </table:table-cell>
              <table:table-cell office:value-type="float" office:value="10">
                <text:p>10</text:p>
              </table:table-cell>
              <table:table-cell office:value-type="float" office:value="0.397924401311361">
                <text:p>0.397924401311361</text:p>
              </table:table-cell>
              <table:table-cell office:value-type="float" office:value="10">
                <text:p>10</text:p>
              </table:table-cell>
              <table:table-cell office:value-type="float" office:value="0.35570046480937">
                <text:p>0.35570046480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minimum="10" chart:maximum="799" chart:interval-major="1" chart:interval-minor-divisor="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dash" draw:stroke-dash="Ultrafine_20_Dashed" svg:stroke-color="#b3b3b3"/>
    </style:style>
    <style:style style:name="ch10" style:family="chart" style:data-style-name="N0">
      <style:chart-properties chart:display-label="true" chart:logarithmic="true" chart:minimum="0.1" chart:maximum="1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>
      <style:graphic-properties draw:stroke="dash" draw:stroke-dash="Fine_20_Dashed_20__28_var_29_" svg:stroke-color="#b3b3b3"/>
    </style:style>
    <style:style style:name="ch13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dash" draw:stroke-dash="Fine_20_Dashed_20__28_var_29_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596cm" svg:height="15.955cm" xlink:href=".." xlink:type="simple" chart:class="chart:scatter" chart:style-name="ch1">
        <chart:title svg:x="6.169cm" svg:y="0.455cm" chart:style-name="ch2">
          <text:p>Efficency vs. Partitioning/Scheduling</text:p>
        </chart:title>
        <chart:subtitle svg:x="7.757cm" svg:y="1.553cm" chart:style-name="ch3">
          <text:p>Number of workers = 7</text:p>
        </chart:subtitle>
        <chart:legend svg:x="10.778cm" svg:y="10.875cm" style:legend-expansion="custom" chartooo:width="4.124cm" chartooo:height="2.657cm" style:legend-expansion-aspect-ratio="1.55212645841174" chart:style-name="ch4"/>
        <chart:plot-area chart:style-name="ch5" table:cell-range-address="Sheet2.A4:Sheet2.A20 Sheet2.F3:Sheet2.F20 Sheet2.F65:Sheet2.F82 Sheet2.F45:Sheet2.F62 Sheet2.F25:Sheet2.F42" chart:data-source-has-labels="row" svg:x="0.651cm" svg:y="1.49cm" svg:width="17.614cm" svg:height="13.805cm">
          <chartooo:coordinate-region svg:x="1.378cm" svg:y="1.69cm" svg:width="16.887cm" svg:height="12.958cm"/>
          <chart:axis chart:dimension="x" chart:name="primary-x" chart:style-name="ch6">
            <chart:title svg:x="8.951cm" svg:y="15.395cm" chart:style-name="ch7">
              <text:p>log(N)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cm" svg:y="10.05cm" chart:style-name="ch11">
              <text:p>Log(Tsingle/Tparallel)</text:p>
            </chart:title>
            <chart:grid chart:style-name="ch12" chart:class="major"/>
            <chart:grid chart:style-name="ch9" chart:class="minor"/>
          </chart:axis>
          <chart:series chart:style-name="ch13" chart:values-cell-range-address="Sheet2.F4:Sheet2.F20" chart:label-cell-address="Sheet2.F3:Sheet2.F3" chart:class="chart:scatter">
            <chart:domain table:cell-range-address="Sheet2.A4:Sheet2.A20"/>
            <chart:data-point chart:repeated="17"/>
          </chart:series>
          <chart:series chart:style-name="ch14" chart:values-cell-range-address="Sheet2.F66:Sheet2.F82" chart:label-cell-address="Sheet2.F65:Sheet2.F65" chart:class="chart:scatter">
            <chart:domain table:cell-range-address="Sheet2.A66:Sheet2.A82"/>
            <chart:data-point chart:repeated="17"/>
          </chart:series>
          <chart:series chart:style-name="ch15" chart:values-cell-range-address="Sheet2.F46:Sheet2.F62" chart:label-cell-address="Sheet2.F45:Sheet2.F45" chart:class="chart:scatter">
            <chart:domain table:cell-range-address="Sheet2.A46:Sheet2.A62"/>
            <chart:data-point chart:repeated="17"/>
          </chart:series>
          <chart:series chart:style-name="ch16" chart:values-cell-range-address="Sheet2.F26:Sheet2.F42" chart:label-cell-address="Sheet2.F25:Sheet2.F25" chart:class="chart:scatter">
            <chart:domain table:cell-range-address="Sheet2.A26:Sheet2.A42"/>
            <chart:data-point chart:repeated="1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itioned (BATCH)</text:p>
                <draw:g>
                  <svg:desc>Sheet2.F3:Sheet2.F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rtitioned(NORMAL)</text:p>
                <draw:g>
                  <svg:desc>Sheet2.F65:Sheet2.F6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ritioned (FIFO)</text:p>
                <draw:g>
                  <svg:desc>Sheet2.F45:Sheet2.F4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cattered (BATCH)</text:p>
                <draw:g>
                  <svg:desc>Sheet2.F25:Sheet2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2.A4:Sheet2.A20</svg:desc>
                </draw:g>
              </table:table-cell>
              <table:table-cell office:value-type="float" office:value="5.62026626343787">
                <text:p>5.62026626343787</text:p>
                <draw:g>
                  <svg:desc>Sheet2.F4:Sheet2.F20</svg:desc>
                </draw:g>
              </table:table-cell>
              <table:table-cell office:value-type="float" office:value="800">
                <text:p>800</text:p>
                <draw:g>
                  <svg:desc>Sheet2.A66:Sheet2.A82</svg:desc>
                </draw:g>
              </table:table-cell>
              <table:table-cell office:value-type="float" office:value="5.70096705545834">
                <text:p>5.70096705545834</text:p>
                <draw:g>
                  <svg:desc>Sheet2.F66:Sheet2.F82</svg:desc>
                </draw:g>
              </table:table-cell>
              <table:table-cell office:value-type="float" office:value="800">
                <text:p>800</text:p>
                <draw:g>
                  <svg:desc>Sheet2.A46:Sheet2.A62</svg:desc>
                </draw:g>
              </table:table-cell>
              <table:table-cell office:value-type="float" office:value="5.60563744580379">
                <text:p>5.60563744580379</text:p>
                <draw:g>
                  <svg:desc>Sheet2.F46:Sheet2.F62</svg:desc>
                </draw:g>
              </table:table-cell>
              <table:table-cell office:value-type="float" office:value="800">
                <text:p>800</text:p>
                <draw:g>
                  <svg:desc>Sheet2.A26:Sheet2.A42</svg:desc>
                </draw:g>
              </table:table-cell>
              <table:table-cell office:value-type="float" office:value="6.71152113887248">
                <text:p>6.71152113887248</text:p>
                <draw:g>
                  <svg:desc>Sheet2.F26:Sheet2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5.70218407918113">
                <text:p>5.70218407918113</text:p>
              </table:table-cell>
              <table:table-cell office:value-type="float" office:value="700">
                <text:p>700</text:p>
              </table:table-cell>
              <table:table-cell office:value-type="float" office:value="2.90548439651224">
                <text:p>2.90548439651224</text:p>
              </table:table-cell>
              <table:table-cell office:value-type="float" office:value="700">
                <text:p>700</text:p>
              </table:table-cell>
              <table:table-cell office:value-type="float" office:value="5.7012072455537">
                <text:p>5.7012072455537</text:p>
              </table:table-cell>
              <table:table-cell office:value-type="float" office:value="700">
                <text:p>700</text:p>
              </table:table-cell>
              <table:table-cell office:value-type="float" office:value="6.71587981193298">
                <text:p>6.71587981193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5.65406211397489">
                <text:p>5.65406211397489</text:p>
              </table:table-cell>
              <table:table-cell office:value-type="float" office:value="600">
                <text:p>600</text:p>
              </table:table-cell>
              <table:table-cell office:value-type="float" office:value="5.62497294433898">
                <text:p>5.62497294433898</text:p>
              </table:table-cell>
              <table:table-cell office:value-type="float" office:value="600">
                <text:p>600</text:p>
              </table:table-cell>
              <table:table-cell office:value-type="float" office:value="5.73457957746927">
                <text:p>5.73457957746927</text:p>
              </table:table-cell>
              <table:table-cell office:value-type="float" office:value="600">
                <text:p>600</text:p>
              </table:table-cell>
              <table:table-cell office:value-type="float" office:value="5.73186526062704">
                <text:p>5.73186526062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.56967430886104">
                <text:p>5.56967430886104</text:p>
              </table:table-cell>
              <table:table-cell office:value-type="float" office:value="500">
                <text:p>500</text:p>
              </table:table-cell>
              <table:table-cell office:value-type="float" office:value="5.47182607922003">
                <text:p>5.47182607922003</text:p>
              </table:table-cell>
              <table:table-cell office:value-type="float" office:value="500">
                <text:p>500</text:p>
              </table:table-cell>
              <table:table-cell office:value-type="float" office:value="2.89364472362062">
                <text:p>2.89364472362062</text:p>
              </table:table-cell>
              <table:table-cell office:value-type="float" office:value="500">
                <text:p>500</text:p>
              </table:table-cell>
              <table:table-cell office:value-type="float" office:value="6.5193861873475">
                <text:p>6.5193861873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5.4723954796183">
                <text:p>5.4723954796183</text:p>
              </table:table-cell>
              <table:table-cell office:value-type="float" office:value="400">
                <text:p>400</text:p>
              </table:table-cell>
              <table:table-cell office:value-type="float" office:value="5.63393880345255">
                <text:p>5.63393880345255</text:p>
              </table:table-cell>
              <table:table-cell office:value-type="float" office:value="400">
                <text:p>400</text:p>
              </table:table-cell>
              <table:table-cell office:value-type="float" office:value="5.52872113250302">
                <text:p>5.52872113250302</text:p>
              </table:table-cell>
              <table:table-cell office:value-type="float" office:value="400">
                <text:p>400</text:p>
              </table:table-cell>
              <table:table-cell office:value-type="float" office:value="6.49203119911233">
                <text:p>6.49203119911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5.42061575797761">
                <text:p>5.42061575797761</text:p>
              </table:table-cell>
              <table:table-cell office:value-type="float" office:value="300">
                <text:p>300</text:p>
              </table:table-cell>
              <table:table-cell office:value-type="float" office:value="5.38354000659246">
                <text:p>5.38354000659246</text:p>
              </table:table-cell>
              <table:table-cell office:value-type="float" office:value="300">
                <text:p>300</text:p>
              </table:table-cell>
              <table:table-cell office:value-type="float" office:value="2.80378922960316">
                <text:p>2.80378922960316</text:p>
              </table:table-cell>
              <table:table-cell office:value-type="float" office:value="300">
                <text:p>300</text:p>
              </table:table-cell>
              <table:table-cell office:value-type="float" office:value="6.31969176899288">
                <text:p>6.31969176899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78593865510278">
                <text:p>4.78593865510278</text:p>
              </table:table-cell>
              <table:table-cell office:value-type="float" office:value="200">
                <text:p>200</text:p>
              </table:table-cell>
              <table:table-cell office:value-type="float" office:value="5.05624987843323">
                <text:p>5.05624987843323</text:p>
              </table:table-cell>
              <table:table-cell office:value-type="float" office:value="200">
                <text:p>200</text:p>
              </table:table-cell>
              <table:table-cell office:value-type="float" office:value="2.72087405999903">
                <text:p>2.72087405999903</text:p>
              </table:table-cell>
              <table:table-cell office:value-type="float" office:value="200">
                <text:p>200</text:p>
              </table:table-cell>
              <table:table-cell office:value-type="float" office:value="5.80602098625971">
                <text:p>5.80602098625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.61462757525418">
                <text:p>2.61462757525418</text:p>
              </table:table-cell>
              <table:table-cell office:value-type="float" office:value="100">
                <text:p>100</text:p>
              </table:table-cell>
              <table:table-cell office:value-type="float" office:value="3.92541687322053">
                <text:p>3.92541687322053</text:p>
              </table:table-cell>
              <table:table-cell office:value-type="float" office:value="100">
                <text:p>100</text:p>
              </table:table-cell>
              <table:table-cell office:value-type="float" office:value="3.91572834568139">
                <text:p>3.91572834568139</text:p>
              </table:table-cell>
              <table:table-cell office:value-type="float" office:value="100">
                <text:p>100</text:p>
              </table:table-cell>
              <table:table-cell office:value-type="float" office:value="4.39722540284733">
                <text:p>4.39722540284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.59912283500512">
                <text:p>3.59912283500512</text:p>
              </table:table-cell>
              <table:table-cell office:value-type="float" office:value="90">
                <text:p>90</text:p>
              </table:table-cell>
              <table:table-cell office:value-type="float" office:value="4.13105661100219">
                <text:p>4.13105661100219</text:p>
              </table:table-cell>
              <table:table-cell office:value-type="float" office:value="90">
                <text:p>90</text:p>
              </table:table-cell>
              <table:table-cell office:value-type="float" office:value="2.33047227351753">
                <text:p>2.33047227351753</text:p>
              </table:table-cell>
              <table:table-cell office:value-type="float" office:value="90">
                <text:p>90</text:p>
              </table:table-cell>
              <table:table-cell office:value-type="float" office:value="4.34735653174119">
                <text:p>4.34735653174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.48916900330301">
                <text:p>2.48916900330301</text:p>
              </table:table-cell>
              <table:table-cell office:value-type="float" office:value="80">
                <text:p>80</text:p>
              </table:table-cell>
              <table:table-cell office:value-type="float" office:value="3.57313319572608">
                <text:p>3.57313319572608</text:p>
              </table:table-cell>
              <table:table-cell office:value-type="float" office:value="80">
                <text:p>80</text:p>
              </table:table-cell>
              <table:table-cell office:value-type="float" office:value="3.43332604162109">
                <text:p>3.43332604162109</text:p>
              </table:table-cell>
              <table:table-cell office:value-type="float" office:value="80">
                <text:p>80</text:p>
              </table:table-cell>
              <table:table-cell office:value-type="float" office:value="3.8096521860143">
                <text:p>3.8096521860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3.11770137104412">
                <text:p>3.11770137104412</text:p>
              </table:table-cell>
              <table:table-cell office:value-type="float" office:value="70">
                <text:p>70</text:p>
              </table:table-cell>
              <table:table-cell office:value-type="float" office:value="3.76419792046623">
                <text:p>3.76419792046623</text:p>
              </table:table-cell>
              <table:table-cell office:value-type="float" office:value="70">
                <text:p>70</text:p>
              </table:table-cell>
              <table:table-cell office:value-type="float" office:value="1.58746178057165">
                <text:p>1.58746178057165</text:p>
              </table:table-cell>
              <table:table-cell office:value-type="float" office:value="70">
                <text:p>70</text:p>
              </table:table-cell>
              <table:table-cell office:value-type="float" office:value="3.67775455288069">
                <text:p>3.677754552880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.7589533332044">
                <text:p>2.7589533332044</text:p>
              </table:table-cell>
              <table:table-cell office:value-type="float" office:value="60">
                <text:p>60</text:p>
              </table:table-cell>
              <table:table-cell office:value-type="float" office:value="1.98012892049903">
                <text:p>1.98012892049903</text:p>
              </table:table-cell>
              <table:table-cell office:value-type="float" office:value="60">
                <text:p>60</text:p>
              </table:table-cell>
              <table:table-cell office:value-type="float" office:value="2.34106812303895">
                <text:p>2.34106812303895</text:p>
              </table:table-cell>
              <table:table-cell office:value-type="float" office:value="60">
                <text:p>60</text:p>
              </table:table-cell>
              <table:table-cell office:value-type="float" office:value="3.12280440607324">
                <text:p>3.122804406073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2.40439793209175">
                <text:p>2.40439793209175</text:p>
              </table:table-cell>
              <table:table-cell office:value-type="float" office:value="50">
                <text:p>50</text:p>
              </table:table-cell>
              <table:table-cell office:value-type="float" office:value="2.26784199242804">
                <text:p>2.26784199242804</text:p>
              </table:table-cell>
              <table:table-cell office:value-type="float" office:value="50">
                <text:p>50</text:p>
              </table:table-cell>
              <table:table-cell office:value-type="float" office:value="2.75639369528699">
                <text:p>2.75639369528699</text:p>
              </table:table-cell>
              <table:table-cell office:value-type="float" office:value="50">
                <text:p>50</text:p>
              </table:table-cell>
              <table:table-cell office:value-type="float" office:value="2.50992755635207">
                <text:p>2.50992755635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.94758769374199">
                <text:p>1.94758769374199</text:p>
              </table:table-cell>
              <table:table-cell office:value-type="float" office:value="40">
                <text:p>40</text:p>
              </table:table-cell>
              <table:table-cell office:value-type="float" office:value="1.58044428052655">
                <text:p>1.58044428052655</text:p>
              </table:table-cell>
              <table:table-cell office:value-type="float" office:value="40">
                <text:p>40</text:p>
              </table:table-cell>
              <table:table-cell office:value-type="float" office:value="1.58793012527852">
                <text:p>1.58793012527852</text:p>
              </table:table-cell>
              <table:table-cell office:value-type="float" office:value="40">
                <text:p>40</text:p>
              </table:table-cell>
              <table:table-cell office:value-type="float" office:value="1.85828973630516">
                <text:p>1.85828973630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.38538974289212">
                <text:p>1.38538974289212</text:p>
              </table:table-cell>
              <table:table-cell office:value-type="float" office:value="30">
                <text:p>30</text:p>
              </table:table-cell>
              <table:table-cell office:value-type="float" office:value="1.44528727639132">
                <text:p>1.44528727639132</text:p>
              </table:table-cell>
              <table:table-cell office:value-type="float" office:value="30">
                <text:p>30</text:p>
              </table:table-cell>
              <table:table-cell office:value-type="float" office:value="1.27276135724552">
                <text:p>1.27276135724552</text:p>
              </table:table-cell>
              <table:table-cell office:value-type="float" office:value="30">
                <text:p>30</text:p>
              </table:table-cell>
              <table:table-cell office:value-type="float" office:value="1.77116123758674">
                <text:p>1.77116123758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764865558856975">
                <text:p>0.764865558856975</text:p>
              </table:table-cell>
              <table:table-cell office:value-type="float" office:value="20">
                <text:p>20</text:p>
              </table:table-cell>
              <table:table-cell office:value-type="float" office:value="0.7851650462039">
                <text:p>0.7851650462039</text:p>
              </table:table-cell>
              <table:table-cell office:value-type="float" office:value="20">
                <text:p>20</text:p>
              </table:table-cell>
              <table:table-cell office:value-type="float" office:value="0.822823273140548">
                <text:p>0.822823273140548</text:p>
              </table:table-cell>
              <table:table-cell office:value-type="float" office:value="20">
                <text:p>20</text:p>
              </table:table-cell>
              <table:table-cell office:value-type="float" office:value="0.862110311750599">
                <text:p>0.8621103117505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3821478091346">
                <text:p>0.3821478091346</text:p>
              </table:table-cell>
              <table:table-cell office:value-type="float" office:value="10">
                <text:p>10</text:p>
              </table:table-cell>
              <table:table-cell office:value-type="float" office:value="0.371094778189475">
                <text:p>0.371094778189475</text:p>
              </table:table-cell>
              <table:table-cell office:value-type="float" office:value="10">
                <text:p>10</text:p>
              </table:table-cell>
              <table:table-cell office:value-type="float" office:value="0.355790229745601">
                <text:p>0.355790229745601</text:p>
              </table:table-cell>
              <table:table-cell office:value-type="float" office:value="10">
                <text:p>10</text:p>
              </table:table-cell>
              <table:table-cell office:value-type="float" office:value="0.373876768356741">
                <text:p>0.3738767683567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53.707cm" svg:y="19.555cm" style:legend-expansion="custom" chartooo:width="86.477cm" chartooo:height="52.326cm" style:legend-expansion-aspect-ratio="1.65265833428888" chart:style-name="ch2"/>
        <chart:plot-area chart:style-name="ch3" table:cell-range-address="Sheet2.A46:Sheet2.A62 Sheet2.F45:Sheet2.F62 Sheet2.F103:Sheet2.F120 Sheet2.F84:Sheet2.F101" chart:data-source-has-labels="row" svg:x="0.759cm" svg:y="0.775cm" svg:width="15.137cm" svg:height="7.544cm">
          <chartooo:coordinate-region svg:x="1.195cm" svg:y="0.974cm" svg:width="14.421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46:Sheet2.F62" chart:label-cell-address="Sheet2.F45:Sheet2.F45" chart:class="chart:scatter">
            <chart:domain table:cell-range-address="Sheet2.A46:Sheet2.A62"/>
            <chart:data-point chart:repeated="17"/>
          </chart:series>
          <chart:series chart:style-name="ch7" chart:values-cell-range-address="Sheet2.F104:Sheet2.F120" chart:label-cell-address="Sheet2.F103:Sheet2.F103" chart:class="chart:scatter">
            <chart:domain table:cell-range-address="Sheet2.A104:Sheet2.A120"/>
            <chart:data-point chart:repeated="17"/>
          </chart:series>
          <chart:series chart:style-name="ch8" chart:values-cell-range-address="Sheet2.F85:Sheet2.F101" chart:label-cell-address="Sheet2.F84:Sheet2.F84" chart:class="chart:scatter">
            <chart:domain table:cell-range-address="Sheet2.A85:Sheet2.A101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itioned (FIFO)</text:p>
                <draw:g>
                  <svg:desc>Sheet2.F45:Sheet2.F4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2.F103:Sheet2.F10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ritioned (FIFO)</text:p>
                <draw:g>
                  <svg:desc>Sheet2.F84:Sheet2.F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2.A46:Sheet2.A62</svg:desc>
                </draw:g>
              </table:table-cell>
              <table:table-cell office:value-type="float" office:value="5.60563744580379">
                <text:p>5.60563744580379</text:p>
                <draw:g>
                  <svg:desc>Sheet2.F46:Sheet2.F62</svg:desc>
                </draw:g>
              </table:table-cell>
              <table:table-cell office:value-type="float" office:value="800">
                <text:p>800</text:p>
                <draw:g>
                  <svg:desc>Sheet2.A104:Sheet2.A120</svg:desc>
                </draw:g>
              </table:table-cell>
              <table:table-cell office:value-type="float" office:value="5.7134497167696">
                <text:p>5.7134497167696</text:p>
                <draw:g>
                  <svg:desc>Sheet2.F104:Sheet2.F120</svg:desc>
                </draw:g>
              </table:table-cell>
              <table:table-cell office:value-type="float" office:value="800">
                <text:p>800</text:p>
                <draw:g>
                  <svg:desc>Sheet2.A85:Sheet2.A101</svg:desc>
                </draw:g>
              </table:table-cell>
              <table:table-cell office:value-type="float" office:value="5.71122026249906">
                <text:p>5.71122026249906</text:p>
                <draw:g>
                  <svg:desc>Sheet2.F85:Sheet2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5.7012072455537">
                <text:p>5.7012072455537</text:p>
              </table:table-cell>
              <table:table-cell office:value-type="float" office:value="700">
                <text:p>700</text:p>
              </table:table-cell>
              <table:table-cell office:value-type="float" office:value="2.88150438626563">
                <text:p>2.88150438626563</text:p>
              </table:table-cell>
              <table:table-cell office:value-type="float" office:value="700">
                <text:p>700</text:p>
              </table:table-cell>
              <table:table-cell office:value-type="float" office:value="2.89842982354215">
                <text:p>2.89842982354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5.73457957746927">
                <text:p>5.73457957746927</text:p>
              </table:table-cell>
              <table:table-cell office:value-type="float" office:value="600">
                <text:p>600</text:p>
              </table:table-cell>
              <table:table-cell office:value-type="float" office:value="2.87249495137855">
                <text:p>2.87249495137855</text:p>
              </table:table-cell>
              <table:table-cell office:value-type="float" office:value="600">
                <text:p>600</text:p>
              </table:table-cell>
              <table:table-cell office:value-type="float" office:value="2.88043748728912">
                <text:p>2.88043748728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89364472362062">
                <text:p>2.89364472362062</text:p>
              </table:table-cell>
              <table:table-cell office:value-type="float" office:value="500">
                <text:p>500</text:p>
              </table:table-cell>
              <table:table-cell office:value-type="float" office:value="5.42794051482311">
                <text:p>5.42794051482311</text:p>
              </table:table-cell>
              <table:table-cell office:value-type="float" office:value="500">
                <text:p>500</text:p>
              </table:table-cell>
              <table:table-cell office:value-type="float" office:value="5.61014222557912">
                <text:p>5.61014222557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5.52872113250302">
                <text:p>5.52872113250302</text:p>
              </table:table-cell>
              <table:table-cell office:value-type="float" office:value="400">
                <text:p>400</text:p>
              </table:table-cell>
              <table:table-cell office:value-type="float" office:value="2.84340970581036">
                <text:p>2.84340970581036</text:p>
              </table:table-cell>
              <table:table-cell office:value-type="float" office:value="400">
                <text:p>400</text:p>
              </table:table-cell>
              <table:table-cell office:value-type="float" office:value="2.81283834308333">
                <text:p>2.81283834308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2.80378922960316">
                <text:p>2.80378922960316</text:p>
              </table:table-cell>
              <table:table-cell office:value-type="float" office:value="300">
                <text:p>300</text:p>
              </table:table-cell>
              <table:table-cell office:value-type="float" office:value="1.42875008311981">
                <text:p>1.42875008311981</text:p>
              </table:table-cell>
              <table:table-cell office:value-type="float" office:value="300">
                <text:p>300</text:p>
              </table:table-cell>
              <table:table-cell office:value-type="float" office:value="5.48374624018605">
                <text:p>5.48374624018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.72087405999903">
                <text:p>2.72087405999903</text:p>
              </table:table-cell>
              <table:table-cell office:value-type="float" office:value="200">
                <text:p>200</text:p>
              </table:table-cell>
              <table:table-cell office:value-type="float" office:value="2.74395873238327">
                <text:p>2.74395873238327</text:p>
              </table:table-cell>
              <table:table-cell office:value-type="float" office:value="200">
                <text:p>200</text:p>
              </table:table-cell>
              <table:table-cell office:value-type="float" office:value="2.73573976884425">
                <text:p>2.73573976884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.91572834568139">
                <text:p>3.91572834568139</text:p>
              </table:table-cell>
              <table:table-cell office:value-type="float" office:value="100">
                <text:p>100</text:p>
              </table:table-cell>
              <table:table-cell office:value-type="float" office:value="3.59441708377186">
                <text:p>3.59441708377186</text:p>
              </table:table-cell>
              <table:table-cell office:value-type="float" office:value="100">
                <text:p>100</text:p>
              </table:table-cell>
              <table:table-cell office:value-type="float" office:value="3.72629181103412">
                <text:p>3.72629181103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.33047227351753">
                <text:p>2.33047227351753</text:p>
              </table:table-cell>
              <table:table-cell office:value-type="float" office:value="90">
                <text:p>90</text:p>
              </table:table-cell>
              <table:table-cell office:value-type="float" office:value="4.31098457232897">
                <text:p>4.31098457232897</text:p>
              </table:table-cell>
              <table:table-cell office:value-type="float" office:value="90">
                <text:p>90</text:p>
              </table:table-cell>
              <table:table-cell office:value-type="float" office:value="4.36551371015036">
                <text:p>4.36551371015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3.43332604162109">
                <text:p>3.43332604162109</text:p>
              </table:table-cell>
              <table:table-cell office:value-type="float" office:value="80">
                <text:p>80</text:p>
              </table:table-cell>
              <table:table-cell office:value-type="float" office:value="3.33421045923064">
                <text:p>3.33421045923064</text:p>
              </table:table-cell>
              <table:table-cell office:value-type="float" office:value="80">
                <text:p>80</text:p>
              </table:table-cell>
              <table:table-cell office:value-type="float" office:value="2.29046732318014">
                <text:p>2.29046732318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1.58746178057165">
                <text:p>1.58746178057165</text:p>
              </table:table-cell>
              <table:table-cell office:value-type="float" office:value="70">
                <text:p>70</text:p>
              </table:table-cell>
              <table:table-cell office:value-type="float" office:value="3.42042678385223">
                <text:p>3.42042678385223</text:p>
              </table:table-cell>
              <table:table-cell office:value-type="float" office:value="70">
                <text:p>70</text:p>
              </table:table-cell>
              <table:table-cell office:value-type="float" office:value="2.21371052295411">
                <text:p>2.213710522954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.34106812303895">
                <text:p>2.34106812303895</text:p>
              </table:table-cell>
              <table:table-cell office:value-type="float" office:value="60">
                <text:p>60</text:p>
              </table:table-cell>
              <table:table-cell office:value-type="float" office:value="2.03527343906044">
                <text:p>2.03527343906044</text:p>
              </table:table-cell>
              <table:table-cell office:value-type="float" office:value="60">
                <text:p>60</text:p>
              </table:table-cell>
              <table:table-cell office:value-type="float" office:value="2.02288660495508">
                <text:p>2.022886604955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2.75639369528699">
                <text:p>2.75639369528699</text:p>
              </table:table-cell>
              <table:table-cell office:value-type="float" office:value="50">
                <text:p>50</text:p>
              </table:table-cell>
              <table:table-cell office:value-type="float" office:value="2.17297564258897">
                <text:p>2.17297564258897</text:p>
              </table:table-cell>
              <table:table-cell office:value-type="float" office:value="50">
                <text:p>50</text:p>
              </table:table-cell>
              <table:table-cell office:value-type="float" office:value="2.64847141799353">
                <text:p>2.64847141799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.58793012527852">
                <text:p>1.58793012527852</text:p>
              </table:table-cell>
              <table:table-cell office:value-type="float" office:value="40">
                <text:p>40</text:p>
              </table:table-cell>
              <table:table-cell office:value-type="float" office:value="1.59105189501042">
                <text:p>1.59105189501042</text:p>
              </table:table-cell>
              <table:table-cell office:value-type="float" office:value="40">
                <text:p>40</text:p>
              </table:table-cell>
              <table:table-cell office:value-type="float" office:value="2.20005134078433">
                <text:p>2.20005134078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.27276135724552">
                <text:p>1.27276135724552</text:p>
              </table:table-cell>
              <table:table-cell office:value-type="float" office:value="30">
                <text:p>30</text:p>
              </table:table-cell>
              <table:table-cell office:value-type="float" office:value="1.1837868625696">
                <text:p>1.1837868625696</text:p>
              </table:table-cell>
              <table:table-cell office:value-type="float" office:value="30">
                <text:p>30</text:p>
              </table:table-cell>
              <table:table-cell office:value-type="float" office:value="1.31703847397349">
                <text:p>1.31703847397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822823273140548">
                <text:p>0.822823273140548</text:p>
              </table:table-cell>
              <table:table-cell office:value-type="float" office:value="20">
                <text:p>20</text:p>
              </table:table-cell>
              <table:table-cell office:value-type="float" office:value="0.966541200029667">
                <text:p>0.966541200029667</text:p>
              </table:table-cell>
              <table:table-cell office:value-type="float" office:value="20">
                <text:p>20</text:p>
              </table:table-cell>
              <table:table-cell office:value-type="float" office:value="1.10808196756159">
                <text:p>1.10808196756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355790229745601">
                <text:p>0.355790229745601</text:p>
              </table:table-cell>
              <table:table-cell office:value-type="float" office:value="10">
                <text:p>10</text:p>
              </table:table-cell>
              <table:table-cell office:value-type="float" office:value="0.427036976630397">
                <text:p>0.427036976630397</text:p>
              </table:table-cell>
              <table:table-cell office:value-type="float" office:value="10">
                <text:p>10</text:p>
              </table:table-cell>
              <table:table-cell office:value-type="float" office:value="0.354997724125241">
                <text:p>0.3549977241252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